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4">
      <style:text-properties officeooo:rsid="00170632" officeooo:paragraph-rsid="00170632"/>
    </style:style>
    <style:style style:name="P2" style:family="paragraph" style:parent-style-name="Standard">
      <style:text-properties officeooo:paragraph-rsid="00141d43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>
      <style:text-properties officeooo:paragraph-rsid="00141d43"/>
    </style:style>
    <style:style style:name="P19" style:family="paragraph" style:parent-style-name="Text_20_body">
      <style:text-properties officeooo:rsid="00170632" officeooo:paragraph-rsid="00170632"/>
    </style:style>
    <style:style style:name="P20" style:family="paragraph" style:parent-style-name="Text_20_body">
      <style:text-properties officeooo:rsid="00170632" officeooo:paragraph-rsid="001d2be7"/>
    </style:style>
    <style:style style:name="P21" style:family="paragraph" style:parent-style-name="Text_20_body">
      <style:text-properties officeooo:paragraph-rsid="00170632"/>
    </style:style>
    <style:style style:name="P22" style:family="paragraph" style:parent-style-name="Text_20_body">
      <style:text-properties officeooo:rsid="001e9117" officeooo:paragraph-rsid="00170632"/>
    </style:style>
    <style:style style:name="P23" style:family="paragraph" style:parent-style-name="Text_20_body">
      <style:text-properties officeooo:rsid="001efedd" officeooo:paragraph-rsid="00170632"/>
    </style:style>
    <style:style style:name="P24" style:family="paragraph" style:parent-style-name="Text_20_body">
      <style:paragraph-properties fo:margin-top="0cm" fo:margin-bottom="0cm" style:contextual-spacing="false"/>
    </style:style>
    <style:style style:name="P25" style:family="paragraph" style:parent-style-name="Text_20_body" style:list-style-name="L1">
      <style:paragraph-properties fo:margin-top="0cm" fo:margin-bottom="0cm" style:contextual-spacing="false"/>
    </style:style>
    <style:style style:name="P26" style:family="paragraph" style:parent-style-name="Text_20_body" style:list-style-name="L2">
      <style:paragraph-properties fo:margin-top="0cm" fo:margin-bottom="0cm" style:contextual-spacing="false"/>
    </style:style>
    <style:style style:name="P27" style:family="paragraph" style:parent-style-name="Text_20_body" style:list-style-name="L3">
      <style:paragraph-properties fo:margin-top="0cm" fo:margin-bottom="0cm" style:contextual-spacing="false"/>
    </style:style>
    <style:style style:name="P28" style:family="paragraph" style:parent-style-name="Text_20_body" style:list-style-name="L4">
      <style:paragraph-properties fo:margin-top="0cm" fo:margin-bottom="0cm" style:contextual-spacing="false"/>
    </style:style>
    <style:style style:name="P29" style:family="paragraph" style:parent-style-name="Text_20_body" style:list-style-name="L5">
      <style:paragraph-properties fo:margin-top="0cm" fo:margin-bottom="0cm" style:contextual-spacing="false"/>
    </style:style>
    <style:style style:name="P30" style:family="paragraph" style:parent-style-name="Text_20_body" style:list-style-name="L6">
      <style:paragraph-properties fo:margin-top="0cm" fo:margin-bottom="0cm" style:contextual-spacing="false"/>
    </style:style>
    <style:style style:name="P31" style:family="paragraph" style:parent-style-name="Text_20_body" style:list-style-name="L7">
      <style:paragraph-properties fo:margin-top="0cm" fo:margin-bottom="0cm" style:contextual-spacing="false"/>
    </style:style>
    <style:style style:name="P32" style:family="paragraph" style:parent-style-name="Text_20_body" style:list-style-name="L8">
      <style:paragraph-properties fo:margin-top="0cm" fo:margin-bottom="0cm" style:contextual-spacing="false"/>
    </style:style>
    <style:style style:name="P33" style:family="paragraph" style:parent-style-name="Text_20_body" style:list-style-name="L9">
      <style:paragraph-properties fo:margin-top="0cm" fo:margin-bottom="0cm" style:contextual-spacing="false"/>
    </style:style>
    <style:style style:name="P34" style:family="paragraph" style:parent-style-name="Text_20_body" style:list-style-name="L10">
      <style:paragraph-properties fo:margin-top="0cm" fo:margin-bottom="0cm" style:contextual-spacing="false"/>
    </style:style>
    <style:style style:name="P35" style:family="paragraph" style:parent-style-name="Text_20_body" style:list-style-name="L11">
      <style:paragraph-properties fo:margin-top="0cm" fo:margin-bottom="0cm" style:contextual-spacing="false"/>
    </style:style>
    <style:style style:name="P36" style:family="paragraph" style:parent-style-name="Text_20_body" style:list-style-name="L12">
      <style:paragraph-properties fo:margin-top="0cm" fo:margin-bottom="0cm" style:contextual-spacing="false"/>
    </style:style>
    <style:style style:name="P37" style:family="paragraph" style:parent-style-name="Text_20_body" style:list-style-name="L13">
      <style:paragraph-properties fo:margin-top="0cm" fo:margin-bottom="0cm" style:contextual-spacing="false"/>
    </style:style>
    <style:style style:name="P38" style:family="paragraph" style:parent-style-name="Text_20_body" style:list-style-name="L14">
      <style:paragraph-properties fo:margin-top="0cm" fo:margin-bottom="0cm" style:contextual-spacing="false"/>
    </style:style>
    <style:style style:name="P39" style:family="paragraph" style:parent-style-name="Text_20_body" style:list-style-name="L15">
      <style:paragraph-properties fo:margin-top="0cm" fo:margin-bottom="0cm" style:contextual-spacing="false"/>
    </style:style>
    <style:style style:name="T1" style:family="text">
      <style:text-properties officeooo:rsid="00128c4b"/>
    </style:style>
    <style:style style:name="T2" style:family="text">
      <style:text-properties officeooo:rsid="00141d43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style:font-name="Menlo-Regular" fo:font-size="11pt" style:font-size-asian="11pt"/>
    </style:style>
    <style:style style:name="T5" style:family="text">
      <style:text-properties fo:color="#000000" loext:opacity="100%" style:font-name="Menlo-Regular" fo:font-size="11pt" officeooo:rsid="00161015" style:font-size-asian="11pt"/>
    </style:style>
    <style:style style:name="T6" style:family="text">
      <style:text-properties fo:color="#000000" loext:opacity="100%" officeooo:rsid="001d2be7"/>
    </style:style>
    <style:style style:name="T7" style:family="text">
      <style:text-properties officeooo:rsid="00170632"/>
    </style:style>
    <style:style style:name="T8" style:family="text">
      <style:text-properties officeooo:rsid="00190213"/>
    </style:style>
    <style:style style:name="T9" style:family="text">
      <style:text-properties officeooo:rsid="001ac2d5"/>
    </style:style>
    <style:style style:name="T10" style:family="text">
      <style:text-properties officeooo:rsid="001d2be7"/>
    </style:style>
    <style:style style:name="T11" style:family="text">
      <style:text-properties fo:color="#d3d7cf" loext:opacity="100%"/>
    </style:style>
    <style:style style:name="T12" style:family="text">
      <style:text-properties fo:color="#c4a000" loext:opacity="100%"/>
    </style:style>
    <style:style style:name="T13" style:family="text">
      <style:text-properties fo:color="#00ba13" loext:opacity="100%" fo:font-weight="bol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6 aprile</text:p>
      <text:p text:style-name="P19">installato mysql</text:p>
      <text:p text:style-name="P19">*<text:span text:style-name="T9">0rZ0c6zz6t3! (psw mysql)</text:span></text:p>
      <text:p text:style-name="P21"><text:span text:style-name="T7">*0rZ0c6zz6t3! </text:span><text:span text:style-name="T10">(psw superuser</text:span><text:span text:style-name="T6"> </text:span><text:span text:style-name="T3">barbien4w</text:span><text:span text:style-name="T6">)</text:span></text:p>
      <text:p text:style-name="P22"><text:span text:style-name="T6">ba</text:span><text:span text:style-name="T3">rbara p6Rs1f6l</text:span></text:p>
      <text:p text:style-name="P22"><text:span text:style-name="T3">rosanna r0S6l_x!</text:span></text:p>
      <text:p text:style-name="P23"><text:span text:style-name="T3">l</text:span><text:span text:style-name="T6">a</text:span><text:span text:style-name="T3">ura l6_R6*,,</text:span></text:p>
      <text:p text:style-name="P21"><text:span text:style-name="T11"/></text:p>
      <text:p text:style-name="P21"><text:span text:style-name="T6"/></text:p>
      <text:p text:style-name="P20"/>
      <text:h text:style-name="P1" text:outline-level="4">Connecting:</text:h>
      <text:p text:style-name="Text_20_body">Use these settings in your web applications. </text:p>
      <text:p text:style-name="P24">Database host address:</text:p>
      <text:section text:style-name="Sect2" text:name="id_mysql_hostname">
        <text:p text:style-name="P24"><text:span text:style-name="Source_20_Text">barbien4w.mysql.pythonanywhere-services.com</text:span></text:p>
      </text:section>
      <text:p text:style-name="P24">Username:</text:p>
      <text:section text:style-name="Sect2" text:name="id_database_username">
        <text:p text:style-name="P24"><text:span text:style-name="Source_20_Text">barbien4w</text:span></text:p>
      </text:section>
      <text:p text:style-name="P19"/>
      <text:p text:style-name="P19"/>
      <text:p text:style-name="P19">→ deploy su Pythonaniwhere (PA)</text:p>
      <text:p text:style-name="P19">git init</text:p>
      <text:p text:style-name="P19"><text:span text:style-name="T8">(</text:span>git add README.md<text:span text:style-name="T8">)</text:span></text:p>
      <text:p text:style-name="P19">git add .</text:p>
      <text:p text:style-name="P19">git commit -m "first commit"</text:p>
      <text:p text:style-name="P19">git branch -M main</text:p>
      <text:p text:style-name="P19">git remote add origin https://github.com/bbarbarab/djangoscad.git</text:p>
      <text:p text:style-name="P19">git push -u origin main</text:p>
      <text:p text:style-name="P18"/>
      <text:p text:style-name="P18"/>
      <text:p text:style-name="P18"><text:span text:style-name="T2">2 aprile 2026</text:span></text:p>
      <text:p text:style-name="P2"><text:span text:style-name="T4">postgres=# ALTER USER barbara WITH PASSWORD 'p6Rs1f6l';</text:span></text:p>
      <text:p text:style-name="P2"><text:span text:style-name="T4"/></text:p>
      <text:p text:style-name="P2"><text:span text:style-name="T4">python manage.py createsuperuser </text:span><text:span text:style-name="T5">(psw: p6Rs1f6l)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18"><text:soft-page-break/><text:span text:style-name="T1">U</text:span>na struttura che regge bene sia i <text:span text:style-name="Strong_20_Emphasis">progetti annuali</text:span> sia quelli <text:span text:style-name="Strong_20_Emphasis">una tantum</text:span>, con <text:span text:style-name="Strong_20_Emphasis">più responsabili</text:span>, e che resta abbastanza semplice da sviluppare e mettere online su PythonAnywhere con PostgreSQL. Django supporta bene relazioni tra modelli, campi con scelte fisse, admin, viste class-based e PostgreSQL come database. PythonAnywhere ha una procedura standard per pubblicare un progetto Django esistente, e il loro Postgres gestito richiede un piano a pagamento. </text:p>
      <text:h text:style-name="Heading_20_2" text:outline-level="2">1. Come ragionare sui dati</text:h>
      <text:p text:style-name="Text_20_body">Per il tuo caso non farei un solo modello “gigante”. Farei così:</text:p>
      <text:list xml:id="list1267760279" text:style-name="L1">
        <text:list-item>
          <text:p text:style-name="P25"><text:span text:style-name="Strong_20_Emphasis">Progetto</text:span> = il contenitore stabile, per esempio <text:span text:style-name="Source_20_Text">Convenzione</text:span>, <text:span text:style-name="Source_20_Text">900fest</text:span>, <text:span text:style-name="Source_20_Text">Articolo 8</text:span> </text:p>
        </text:list-item>
        <text:list-item>
          <text:p text:style-name="P25"><text:span text:style-name="Strong_20_Emphasis">EdizioneProgetto</text:span> = la specifica annualità o edizione, per esempio <text:span text:style-name="Source_20_Text">Convenzione 2025</text:span>, <text:span text:style-name="Source_20_Text">Convenzione 2026</text:span>, <text:span text:style-name="Source_20_Text">900fest 2026</text:span> </text:p>
        </text:list-item>
        <text:list-item>
          <text:p text:style-name="P3"><text:span text:style-name="Strong_20_Emphasis">Scadenza</text:span> = la singola attività concreta, per esempio <text:span text:style-name="Source_20_Text">Domanda</text:span>, <text:span text:style-name="Source_20_Text">Rendicontazione</text:span>, <text:span text:style-name="Source_20_Text">Integrazione</text:span>, <text:span text:style-name="Source_20_Text">Relazione finale</text:span> </text:p>
        </text:list-item>
      </text:list>
      <text:p text:style-name="Text_20_body">Così risolvi bene i due casi:</text:p>
      <text:list xml:id="list3146501195" text:style-name="L2">
        <text:list-item>
          <text:p text:style-name="P26">progetto che si ripete ogni anno → stesso <text:span text:style-name="Source_20_Text">Progetto</text:span>, più <text:span text:style-name="Source_20_Text">EdizioneProgetto</text:span> </text:p>
        </text:list-item>
        <text:list-item>
          <text:p text:style-name="P4">progetto una tantum → un solo <text:span text:style-name="Source_20_Text">Progetto</text:span> con una sola <text:span text:style-name="Source_20_Text">EdizioneProgetto</text:span> </text:p>
        </text:list-item>
      </text:list>
      <text:p text:style-name="Text_20_body">Per i responsabili, invece di un solo utente, usiamo una relazione <text:span text:style-name="Strong_20_Emphasis">molti-a-molti</text:span> con gli utenti Django, così puoi assegnare una o due persone senza problemi. Django gestisce relazioni tra modelli tramite <text:span text:style-name="Source_20_Text">ForeignKey</text:span> e <text:span text:style-name="Source_20_Text">ManyToManyField</text:span>, e nei form supporta selezioni multiple con <text:span text:style-name="Source_20_Text">ModelMultipleChoiceField</text:span>. </text:p>
      <text:h text:style-name="Heading_20_2" text:outline-level="2">2. Cosa costruiremo</text:h>
      <text:p text:style-name="Text_20_body">Il mini-gestionale avrà:</text:p>
      <text:list xml:id="list930898151" text:style-name="L3">
        <text:list-item>
          <text:p text:style-name="P27">login utenti </text:p>
        </text:list-item>
        <text:list-item>
          <text:p text:style-name="P27">inserimento/modifica scadenze da admin </text:p>
        </text:list-item>
        <text:list-item>
          <text:p text:style-name="P27">homepage con contatori </text:p>
        </text:list-item>
        <text:list-item>
          <text:p text:style-name="P27">lista scadenze filtrabile </text:p>
        </text:list-item>
        <text:list-item>
          <text:p text:style-name="P27">progetti annuali e una tantum </text:p>
        </text:list-item>
        <text:list-item>
          <text:p text:style-name="P27">due responsabili o più </text:p>
        </text:list-item>
        <text:list-item>
          <text:p text:style-name="P27">date di avvio e conclusione </text:p>
        </text:list-item>
        <text:list-item>
          <text:p text:style-name="P27">importo </text:p>
        </text:list-item>
        <text:list-item>
          <text:p text:style-name="P27">note </text:p>
        </text:list-item>
        <text:list-item>
          <text:p text:style-name="P5">giorni alla scadenza calcolati automaticamente </text:p>
        </text:list-item>
      </text:list>
      <text:h text:style-name="Heading_20_2" text:outline-level="2">3. Struttura del progetto</text:h>
      <text:p text:style-name="Text_20_body">La struttura sarà così:</text:p>
      <text:section text:style-name="Sect1" text:name="code-block-viewer">
        <text:p text:style-name="Preformatted_20_Text">scadenziario/</text:p>
        <text:p text:style-name="Preformatted_20_Text">├─ manage.py</text:p>
        <text:p text:style-name="Preformatted_20_Text">├─ requirements.txt</text:p>
        <text:p text:style-name="Preformatted_20_Text">├─ .env</text:p>
        <text:p text:style-name="Preformatted_20_Text">├─ scadenziario/</text:p>
        <text:p text:style-name="Preformatted_20_Text">│ <text:s/>├─ __init__.py</text:p>
        <text:p text:style-name="Preformatted_20_Text"><text:soft-page-break/>│ <text:s/>├─ settings.py</text:p>
        <text:p text:style-name="Preformatted_20_Text">│ <text:s/>├─ urls.py</text:p>
        <text:p text:style-name="Preformatted_20_Text">│ <text:s/>├─ wsgi.py</text:p>
        <text:p text:style-name="Preformatted_20_Text">│ <text:s/>└─ asgi.py</text:p>
        <text:p text:style-name="Preformatted_20_Text">├─ core/</text:p>
        <text:p text:style-name="Preformatted_20_Text">│ <text:s/>├─ __init__.py</text:p>
        <text:p text:style-name="Preformatted_20_Text">│ <text:s/>├─ admin.py</text:p>
        <text:p text:style-name="Preformatted_20_Text">│ <text:s/>├─ apps.py</text:p>
        <text:p text:style-name="Preformatted_20_Text">│ <text:s/>├─ models.py</text:p>
        <text:p text:style-name="Preformatted_20_Text">│ <text:s/>├─ views.py</text:p>
        <text:p text:style-name="Preformatted_20_Text">│ <text:s/>├─ forms.py</text:p>
        <text:p text:style-name="Preformatted_20_Text">│ <text:s/>├─ urls.py</text:p>
        <text:p text:style-name="Preformatted_20_Text">│ <text:s/>└─ migrations/</text:p>
        <text:p text:style-name="Preformatted_20_Text">└─ templates/</text:p>
        <text:p text:style-name="Preformatted_20_Text"><text:s text:c="3"/>└─ core/</text:p>
        <text:p text:style-name="Preformatted_20_Text"><text:s text:c="6"/>├─ base.html</text:p>
        <text:p text:style-name="Preformatted_20_Text"><text:s text:c="6"/>├─ dashboard.html</text:p>
        <text:p text:style-name="Preformatted_20_Text"><text:s text:c="6"/>└─ scadenza_list.html</text:p>
      </text:section>
      <text:p text:style-name="Horizontal_20_Line"/>
      <text:h text:style-name="Heading_20_1" text:outline-level="1">4. Installazione locale</text:h>
      <text:h text:style-name="Heading_20_2" text:outline-level="2">Crea ambiente virtuale</text:h>
      <text:section text:style-name="Sect1" text:name="Sezione1">
        <text:p text:style-name="Preformatted_20_Text"><text:bookmark text:name="code-block-viewer"/>python -m venv .venv</text:p>
      </text:section>
      <text:p text:style-name="Text_20_body">Attiva l’ambiente:</text:p>
      <text:h text:style-name="Heading_20_3" text:outline-level="3">macOS / Linux</text:h>
      <text:section text:style-name="Sect1" text:name="Sezione2">
        <text:p text:style-name="Preformatted_20_Text"><text:bookmark text:name="code-block-viewer1"/>source .venv/bin/activate</text:p>
      </text:section>
      <text:h text:style-name="Heading_20_3" text:outline-level="3">Windows</text:h>
      <text:section text:style-name="Sect1" text:name="Sezione3">
        <text:p text:style-name="Preformatted_20_Text"><text:bookmark text:name="code-block-viewer2"/>.venv\Scripts\activate</text:p>
      </text:section>
      <text:h text:style-name="Heading_20_2" text:outline-level="2">Installa i pacchetti</text:h>
      <text:section text:style-name="Sect1" text:name="Sezione4">
        <text:p text:style-name="Preformatted_20_Text"><text:bookmark text:name="code-block-viewer3"/>pip install "Django&gt;=5.2,&lt;5.3" psycopg[binary] python-dotenv</text:p>
      </text:section>
      <text:p text:style-name="Text_20_body">Salva le dipendenze:</text:p>
      <text:section text:style-name="Sect1" text:name="Sezione5">
        <text:p text:style-name="Preformatted_20_Text"><text:bookmark text:name="code-block-viewer4"/>pip freeze &gt; requirements.txt</text:p>
      </text:section>
      <text:p text:style-name="Text_20_body">Django usa <text:span text:style-name="Source_20_Text">manage.py</text:span> per i comandi del progetto, e PostgreSQL è uno dei backend ufficialmente supportati. </text:p>
      <text:p text:style-name="Horizontal_20_Line"/>
      <text:h text:style-name="Heading_20_1" text:outline-level="1">5. Crea progetto e app</text:h>
      <text:section text:style-name="Sect1" text:name="Sezione6">
        <text:p text:style-name="Preformatted_20_Text"><text:bookmark text:name="code-block-viewer5"/>django-admin startproject scadenziario</text:p>
        <text:p text:style-name="Preformatted_20_Text">cd scadenziario</text:p>
        <text:p text:style-name="Preformatted_20_Text">python manage.py startapp core</text:p>
      </text:section>
      <text:p text:style-name="Horizontal_20_Line"/>
      <text:h text:style-name="Heading_20_1" text:outline-level="1">6. File <text:span text:style-name="Source_20_Text">scadenziario/settings.py</text:span></text:h>
      <text:p text:style-name="Text_20_body">Copia questo file e poi sostituisci dove serve:</text:p>
      <text:section text:style-name="Sect1" text:name="Sezione7">
        <text:p text:style-name="Preformatted_20_Text"><text:bookmark text:name="code-block-viewer6"/><text:soft-page-break/>import os</text:p>
        <text:p text:style-name="Preformatted_20_Text">from pathlib import Path</text:p>
        <text:p text:style-name="Preformatted_20_Text">from dotenv import load_dotenv</text:p>
        <text:p text:style-name="Preformatted_20_Text">BASE_DIR = Path(__file__).resolve().parent.parent</text:p>
        <text:p text:style-name="Preformatted_20_Text">load_dotenv(BASE_DIR / ".env")</text:p>
        <text:p text:style-name="Preformatted_20_Text">SECRET_KEY = os.getenv("SECRET_KEY", "cambia-questa-chiave")</text:p>
        <text:p text:style-name="Preformatted_20_Text">DEBUG = os.getenv("DEBUG", "True") == "True"</text:p>
        <text:p text:style-name="Preformatted_20_Text">ALLOWED_HOSTS = os.getenv("ALLOWED_HOSTS", "127.0.0.1,localhost").split(",")</text:p>
        <text:p text:style-name="Preformatted_20_Text">INSTALLED_APPS = [</text:p>
        <text:p text:style-name="Preformatted_20_Text"><text:s text:c="4"/>"django.contrib.admin",</text:p>
        <text:p text:style-name="Preformatted_20_Text"><text:s text:c="4"/>"django.contrib.auth",</text:p>
        <text:p text:style-name="Preformatted_20_Text"><text:s text:c="4"/>"django.contrib.contenttypes",</text:p>
        <text:p text:style-name="Preformatted_20_Text"><text:s text:c="4"/>"django.contrib.sessions",</text:p>
        <text:p text:style-name="Preformatted_20_Text"><text:s text:c="4"/>"django.contrib.messages",</text:p>
        <text:p text:style-name="Preformatted_20_Text"><text:s text:c="4"/>"django.contrib.staticfiles",</text:p>
        <text:p text:style-name="Preformatted_20_Text"><text:s text:c="4"/>"core",</text:p>
        <text:p text:style-name="Preformatted_20_Text">]</text:p>
        <text:p text:style-name="Preformatted_20_Text">MIDDLEWARE = [</text:p>
        <text:p text:style-name="Preformatted_20_Text"><text:s text:c="4"/>"django.middleware.security.SecurityMiddleware",</text:p>
        <text:p text:style-name="Preformatted_20_Text"><text:s text:c="4"/>"django.contrib.sessions.middleware.SessionMiddleware",</text:p>
        <text:p text:style-name="Preformatted_20_Text"><text:s text:c="4"/>"django.middleware.common.CommonMiddleware",</text:p>
        <text:p text:style-name="Preformatted_20_Text"><text:s text:c="4"/>"django.middleware.csrf.CsrfViewMiddleware",</text:p>
        <text:p text:style-name="Preformatted_20_Text"><text:s text:c="4"/>"django.contrib.auth.middleware.AuthenticationMiddleware",</text:p>
        <text:p text:style-name="Preformatted_20_Text"><text:s text:c="4"/>"django.contrib.messages.middleware.MessageMiddleware",</text:p>
        <text:p text:style-name="Preformatted_20_Text"><text:s text:c="4"/>"django.middleware.clickjacking.XFrameOptionsMiddleware",</text:p>
        <text:p text:style-name="Preformatted_20_Text">]</text:p>
        <text:p text:style-name="Preformatted_20_Text">ROOT_URLCONF = "scadenziario.urls"</text:p>
        <text:p text:style-name="Preformatted_20_Text">TEMPLATES = [</text:p>
        <text:p text:style-name="Preformatted_20_Text"><text:s text:c="4"/>{</text:p>
        <text:p text:style-name="Preformatted_20_Text"><text:s text:c="8"/>"BACKEND": "django.template.backends.django.DjangoTemplates",</text:p>
        <text:p text:style-name="Preformatted_20_Text"><text:s text:c="8"/>"DIRS": [BASE_DIR / "templates"],</text:p>
        <text:p text:style-name="Preformatted_20_Text"><text:s text:c="8"/>"APP_DIRS": True,</text:p>
        <text:p text:style-name="Preformatted_20_Text"><text:s text:c="8"/>"OPTIONS": {</text:p>
        <text:p text:style-name="Preformatted_20_Text"><text:s text:c="12"/>"context_processors": [</text:p>
        <text:p text:style-name="Preformatted_20_Text"><text:s text:c="16"/>"django.template.context_processors.request",</text:p>
        <text:p text:style-name="Preformatted_20_Text"><text:s text:c="16"/>"django.contrib.auth.context_processors.auth",</text:p>
        <text:p text:style-name="Preformatted_20_Text"><text:s text:c="16"/>"django.contrib.messages.context_processors.messages",</text:p>
        <text:p text:style-name="Preformatted_20_Text"><text:s text:c="12"/>],</text:p>
        <text:p text:style-name="Preformatted_20_Text"><text:s text:c="8"/>},</text:p>
        <text:p text:style-name="Preformatted_20_Text"><text:s text:c="4"/>},</text:p>
        <text:p text:style-name="Preformatted_20_Text">]</text:p>
        <text:p text:style-name="Preformatted_20_Text">WSGI_APPLICATION = "scadenziario.wsgi.application"</text:p>
        <text:p text:style-name="Preformatted_20_Text">DATABASES = {</text:p>
        <text:p text:style-name="Preformatted_20_Text"><text:s text:c="4"/>"default": {</text:p>
        <text:p text:style-name="Preformatted_20_Text"><text:s text:c="8"/>"ENGINE": "django.db.backends.postgresql",</text:p>
        <text:p text:style-name="Preformatted_20_Text"><text:s text:c="8"/>"NAME": os.getenv("DB_NAME", "scadenziario"),</text:p>
        <text:p text:style-name="Preformatted_20_Text"><text:s text:c="8"/>"USER": os.getenv("DB_USER", "postgres"),</text:p>
        <text:p text:style-name="Preformatted_20_Text"><text:s text:c="8"/>"PASSWORD": os.getenv("DB_PASSWORD", ""),</text:p>
        <text:p text:style-name="Preformatted_20_Text"><text:s text:c="8"/>"HOST": os.getenv("DB_HOST", "localhost"),</text:p>
        <text:p text:style-name="Preformatted_20_Text"><text:s text:c="8"/>"PORT": os.getenv("DB_PORT", "5432"),</text:p>
        <text:p text:style-name="Preformatted_20_Text"><text:s text:c="4"/>}</text:p>
        <text:p text:style-name="Preformatted_20_Text">}</text:p>
        <text:p text:style-name="Preformatted_20_Text">AUTH_PASSWORD_VALIDATORS = []</text:p>
        <text:p text:style-name="Preformatted_20_Text">LANGUAGE_CODE = "it-it"</text:p>
        <text:p text:style-name="Preformatted_20_Text">TIME_ZONE = "Europe/Rome"</text:p>
        <text:p text:style-name="Preformatted_20_Text">USE_I18N = True</text:p>
        <text:p text:style-name="Preformatted_20_Text">USE_TZ = True</text:p>
        <text:p text:style-name="Preformatted_20_Text">STATIC_URL = "/static/"</text:p>
        <text:p text:style-name="Preformatted_20_Text">STATIC_ROOT = BASE_DIR / "staticfiles"</text:p>
        <text:p text:style-name="Preformatted_20_Text">LOGIN_URL = "/admin/login/"</text:p>
        <text:p text:style-name="Preformatted_20_Text">LOGIN_REDIRECT_URL = "/"</text:p>
        <text:p text:style-name="Preformatted_20_Text">LOGOUT_REDIRECT_URL = "/admin/login/"</text:p>
        <text:p text:style-name="Preformatted_20_Text">DEFAULT_AUTO_FIELD = "django.db.models.BigAutoField"</text:p>
      </text:section>
      <text:h text:style-name="Heading_20_2" text:outline-level="2"><text:soft-page-break/>File <text:span text:style-name="Source_20_Text">.env</text:span></text:h>
      <text:section text:style-name="Sect1" text:name="Sezione8">
        <text:p text:style-name="Preformatted_20_Text"><text:bookmark text:name="code-block-viewer7"/>SECRET_KEY=metti-una-chiave-vera</text:p>
        <text:p text:style-name="Preformatted_20_Text">DEBUG=True</text:p>
        <text:p text:style-name="Preformatted_20_Text">ALLOWED_HOSTS=127.0.0.1,localhost</text:p>
        <text:p text:style-name="Preformatted_20_Text">DB_NAME=scadenziario</text:p>
        <text:p text:style-name="Preformatted_20_Text">DB_USER=postgres</text:p>
        <text:p text:style-name="Preformatted_20_Text">DB_PASSWORD=postgres</text:p>
        <text:p text:style-name="Preformatted_20_Text">DB_HOST=localhost</text:p>
        <text:p text:style-name="Preformatted_20_Text">DB_PORT=5432</text:p>
      </text:section>
      <text:p text:style-name="Text_20_body">Le impostazioni centrali di Django stanno in <text:span text:style-name="Source_20_Text">settings.py</text:span>, e il backend PostgreSQL usa <text:span text:style-name="Source_20_Text">django.db.backends.postgresql</text:span>. </text:p>
      <text:p text:style-name="Horizontal_20_Line"/>
      <text:h text:style-name="Heading_20_1" text:outline-level="1">7. I modelli: <text:span text:style-name="Source_20_Text">core/models.py</text:span></text:h>
      <text:p text:style-name="Text_20_body">Questa è la parte più importante.</text:p>
      <text:section text:style-name="Sect1" text:name="Sezione9">
        <text:p text:style-name="Preformatted_20_Text"><text:bookmark text:name="code-block-viewer8"/>from django.db import models</text:p>
        <text:p text:style-name="Preformatted_20_Text">from django.contrib.auth import get_user_model</text:p>
        <text:p text:style-name="Preformatted_20_Text">from django.utils import timezone</text:p>
        <text:p text:style-name="Preformatted_20_Text">User = get_user_model()</text:p>
        <text:p text:style-name="Preformatted_20_Text">class Ente(models.Model):</text:p>
        <text:p text:style-name="Preformatted_20_Text"><text:s text:c="4"/>nome = models.CharField(max_length=150, unique=True)</text:p>
        <text:p text:style-name="Preformatted_20_Text"><text:s text:c="4"/>class Meta:</text:p>
        <text:p text:style-name="Preformatted_20_Text"><text:s text:c="8"/>ordering = ["nome"]</text:p>
        <text:p text:style-name="Preformatted_20_Text"><text:s text:c="4"/>def __str__(self):</text:p>
        <text:p text:style-name="Preformatted_20_Text"><text:s text:c="8"/>return self.nome</text:p>
        <text:p text:style-name="Preformatted_20_Text">class TipoScadenza(models.Model):</text:p>
        <text:p text:style-name="Preformatted_20_Text"><text:s text:c="4"/>nome = models.CharField(max_length=100, unique=True)</text:p>
        <text:p text:style-name="Preformatted_20_Text"><text:s text:c="4"/>class Meta:</text:p>
        <text:p text:style-name="Preformatted_20_Text"><text:s text:c="8"/>ordering = ["nome"]</text:p>
        <text:p text:style-name="Preformatted_20_Text"><text:s text:c="8"/>verbose_name = "Tipo scadenza"</text:p>
        <text:p text:style-name="Preformatted_20_Text"><text:s text:c="8"/>verbose_name_plural = "Tipi scadenza"</text:p>
        <text:p text:style-name="Preformatted_20_Text"><text:s text:c="4"/>def __str__(self):</text:p>
        <text:p text:style-name="Preformatted_20_Text"><text:s text:c="8"/>return self.nome</text:p>
        <text:p text:style-name="Preformatted_20_Text">class Progetto(models.Model):</text:p>
        <text:p text:style-name="Preformatted_20_Text"><text:s text:c="4"/>class Ricorrenza(models.TextChoices):</text:p>
        <text:p text:style-name="Preformatted_20_Text"><text:s text:c="8"/>ANNUALE = "annuale", "Annuale"</text:p>
        <text:p text:style-name="Preformatted_20_Text"><text:s text:c="8"/>UNA_TANTUM = "una_tantum", "Una tantum"</text:p>
        <text:p text:style-name="Preformatted_20_Text"><text:s text:c="4"/>nome = models.CharField(max_length=200, unique=True)</text:p>
        <text:p text:style-name="Preformatted_20_Text"><text:s text:c="4"/>ricorrenza = models.CharField(</text:p>
        <text:p text:style-name="Preformatted_20_Text"><text:s text:c="8"/>max_length=20,</text:p>
        <text:p text:style-name="Preformatted_20_Text"><text:s text:c="8"/>choices=Ricorrenza.choices,</text:p>
        <text:p text:style-name="Preformatted_20_Text"><text:s text:c="8"/>default=Ricorrenza.ANNUALE,</text:p>
        <text:p text:style-name="Preformatted_20_Text"><text:s text:c="4"/>)</text:p>
        <text:p text:style-name="Preformatted_20_Text"><text:s text:c="4"/>descrizione = models.TextField(blank=True)</text:p>
        <text:p text:style-name="Preformatted_20_Text"><text:s text:c="4"/>class Meta:</text:p>
        <text:p text:style-name="Preformatted_20_Text"><text:s text:c="8"/>ordering = ["nome"]</text:p>
        <text:p text:style-name="Preformatted_20_Text"><text:s text:c="4"/>def __str__(self):</text:p>
        <text:p text:style-name="Preformatted_20_Text"><text:s text:c="8"/>return self.nome</text:p>
        <text:p text:style-name="Preformatted_20_Text">class EdizioneProgetto(models.Model):</text:p>
        <text:p text:style-name="Preformatted_20_Text"><text:s text:c="4"/>progetto = models.ForeignKey(</text:p>
        <text:p text:style-name="Preformatted_20_Text"><text:s text:c="8"/>Progetto,</text:p>
        <text:p text:style-name="Preformatted_20_Text"><text:s text:c="8"/>on_delete=models.CASCADE,</text:p>
        <text:p text:style-name="Preformatted_20_Text"><text:s text:c="8"/>related_name="edizioni"</text:p>
        <text:p text:style-name="Preformatted_20_Text"><text:s text:c="4"/>)</text:p>
        <text:p text:style-name="Preformatted_20_Text"><text:s text:c="4"/>anno = models.PositiveIntegerField(null=True, blank=True)</text:p>
        <text:p text:style-name="Preformatted_20_Text"><text:s text:c="4"/>titolo = models.CharField(max_length=255, blank=True)</text:p>
        <text:p text:style-name="Preformatted_20_Text"><text:s text:c="4"/>una_tantum = models.BooleanField(default=False)</text:p>
        <text:p text:style-name="Preformatted_20_Text"><text:soft-page-break/><text:s text:c="4"/>note = models.TextField(blank=True)</text:p>
        <text:p text:style-name="Preformatted_20_Text"><text:s text:c="4"/>class Meta:</text:p>
        <text:p text:style-name="Preformatted_20_Text"><text:s text:c="8"/>ordering = ["progetto__nome", "anno"]</text:p>
        <text:p text:style-name="Preformatted_20_Text"><text:s text:c="8"/>unique_together = [("progetto", "anno")]</text:p>
        <text:p text:style-name="Preformatted_20_Text"><text:s text:c="4"/>def __str__(self):</text:p>
        <text:p text:style-name="Preformatted_20_Text"><text:s text:c="8"/>if self.una_tantum:</text:p>
        <text:p text:style-name="Preformatted_20_Text"><text:s text:c="12"/>return self.titolo or f"{self.progetto.nome} (una tantum)"</text:p>
        <text:p text:style-name="Preformatted_20_Text"><text:s text:c="8"/>if self.anno:</text:p>
        <text:p text:style-name="Preformatted_20_Text"><text:s text:c="12"/>return f"{self.progetto.nome} {self.anno}"</text:p>
        <text:p text:style-name="Preformatted_20_Text"><text:s text:c="8"/>return self.titolo or self.progetto.nome</text:p>
        <text:p text:style-name="Preformatted_20_Text">class Scadenza(models.Model):</text:p>
        <text:p text:style-name="Preformatted_20_Text"><text:s text:c="4"/>class Stato(models.TextChoices):</text:p>
        <text:p text:style-name="Preformatted_20_Text"><text:s text:c="8"/>DA_FARE = "da_fare", "Da fare"</text:p>
        <text:p text:style-name="Preformatted_20_Text"><text:s text:c="8"/>IN_CORSO = "in_corso", "In corso"</text:p>
        <text:p text:style-name="Preformatted_20_Text"><text:s text:c="8"/>FATTO = "fatto", "Fatto"</text:p>
        <text:p text:style-name="Preformatted_20_Text"><text:s text:c="8"/>IN_ATTESA = "in_attesa", "In attesa"</text:p>
        <text:p text:style-name="Preformatted_20_Text"><text:s text:c="8"/>DA_CHIARIRE = "da_chiarire", "Da chiarire"</text:p>
        <text:p text:style-name="Preformatted_20_Text"><text:s text:c="4"/>class Priorita(models.TextChoices):</text:p>
        <text:p text:style-name="Preformatted_20_Text"><text:s text:c="8"/>ALTA = "alta", "Alta"</text:p>
        <text:p text:style-name="Preformatted_20_Text"><text:s text:c="8"/>MEDIA = "media", "Media"</text:p>
        <text:p text:style-name="Preformatted_20_Text"><text:s text:c="8"/>BASSA = "bassa", "Bassa"</text:p>
        <text:p text:style-name="Preformatted_20_Text"><text:s text:c="4"/>edizione = models.ForeignKey(</text:p>
        <text:p text:style-name="Preformatted_20_Text"><text:s text:c="8"/>EdizioneProgetto,</text:p>
        <text:p text:style-name="Preformatted_20_Text"><text:s text:c="8"/>on_delete=models.CASCADE,</text:p>
        <text:p text:style-name="Preformatted_20_Text"><text:s text:c="8"/>related_name="scadenze"</text:p>
        <text:p text:style-name="Preformatted_20_Text"><text:s text:c="4"/>)</text:p>
        <text:p text:style-name="Preformatted_20_Text"><text:s text:c="4"/>ente = models.ForeignKey(</text:p>
        <text:p text:style-name="Preformatted_20_Text"><text:s text:c="8"/>Ente,</text:p>
        <text:p text:style-name="Preformatted_20_Text"><text:s text:c="8"/>on_delete=models.SET_NULL,</text:p>
        <text:p text:style-name="Preformatted_20_Text"><text:s text:c="8"/>null=True,</text:p>
        <text:p text:style-name="Preformatted_20_Text"><text:s text:c="8"/>blank=True,</text:p>
        <text:p text:style-name="Preformatted_20_Text"><text:s text:c="8"/>related_name="scadenze"</text:p>
        <text:p text:style-name="Preformatted_20_Text"><text:s text:c="4"/>)</text:p>
        <text:p text:style-name="Preformatted_20_Text"><text:s text:c="4"/>tipo = models.ForeignKey(</text:p>
        <text:p text:style-name="Preformatted_20_Text"><text:s text:c="8"/>TipoScadenza,</text:p>
        <text:p text:style-name="Preformatted_20_Text"><text:s text:c="8"/>on_delete=models.SET_NULL,</text:p>
        <text:p text:style-name="Preformatted_20_Text"><text:s text:c="8"/>null=True,</text:p>
        <text:p text:style-name="Preformatted_20_Text"><text:s text:c="8"/>blank=True,</text:p>
        <text:p text:style-name="Preformatted_20_Text"><text:s text:c="8"/>related_name="scadenze"</text:p>
        <text:p text:style-name="Preformatted_20_Text"><text:s text:c="4"/>)</text:p>
        <text:p text:style-name="Preformatted_20_Text"><text:s text:c="4"/>titolo = models.CharField(max_length=255)</text:p>
        <text:p text:style-name="Preformatted_20_Text"><text:s text:c="4"/>descrizione = models.TextField(blank=True)</text:p>
        <text:p text:style-name="Preformatted_20_Text"><text:s text:c="4"/>responsabili = models.ManyToManyField(</text:p>
        <text:p text:style-name="Preformatted_20_Text"><text:s text:c="8"/>User,</text:p>
        <text:p text:style-name="Preformatted_20_Text"><text:s text:c="8"/>blank=True,</text:p>
        <text:p text:style-name="Preformatted_20_Text"><text:s text:c="8"/>related_name="scadenze_assegnate"</text:p>
        <text:p text:style-name="Preformatted_20_Text"><text:s text:c="4"/>)</text:p>
        <text:p text:style-name="Preformatted_20_Text"><text:s text:c="4"/>stato = models.CharField(</text:p>
        <text:p text:style-name="Preformatted_20_Text"><text:s text:c="8"/>max_length=20,</text:p>
        <text:p text:style-name="Preformatted_20_Text"><text:s text:c="8"/>choices=Stato.choices,</text:p>
        <text:p text:style-name="Preformatted_20_Text"><text:s text:c="8"/>default=Stato.DA_FARE</text:p>
        <text:p text:style-name="Preformatted_20_Text"><text:s text:c="4"/>)</text:p>
        <text:p text:style-name="Preformatted_20_Text"><text:s text:c="4"/>priorita = models.CharField(</text:p>
        <text:p text:style-name="Preformatted_20_Text"><text:s text:c="8"/>max_length=10,</text:p>
        <text:p text:style-name="Preformatted_20_Text"><text:s text:c="8"/>choices=Priorita.choices,</text:p>
        <text:p text:style-name="Preformatted_20_Text"><text:s text:c="8"/>default=Priorita.MEDIA</text:p>
        <text:p text:style-name="Preformatted_20_Text"><text:s text:c="4"/>)</text:p>
        <text:p text:style-name="Preformatted_20_Text"><text:s text:c="4"/>data_avvio = models.DateField(null=True, blank=True)</text:p>
        <text:p text:style-name="Preformatted_20_Text"><text:s text:c="4"/>data_scadenza = models.DateField(null=True, blank=True)</text:p>
        <text:p text:style-name="Preformatted_20_Text"><text:s text:c="4"/>data_conclusione = models.DateField(null=True, blank=True)</text:p>
        <text:p text:style-name="Preformatted_20_Text"><text:s text:c="4"/>importo = models.DecimalField(</text:p>
        <text:p text:style-name="Preformatted_20_Text"><text:s text:c="8"/>max_digits=12,</text:p>
        <text:p text:style-name="Preformatted_20_Text"><text:s text:c="8"/>decimal_places=2,</text:p>
        <text:p text:style-name="Preformatted_20_Text"><text:s text:c="8"/>null=True,</text:p>
        <text:p text:style-name="Preformatted_20_Text"><text:soft-page-break/><text:s text:c="8"/>blank=True</text:p>
        <text:p text:style-name="Preformatted_20_Text"><text:s text:c="4"/>)</text:p>
        <text:p text:style-name="Preformatted_20_Text"><text:s text:c="4"/>note = models.TextField(blank=True)</text:p>
        <text:p text:style-name="Preformatted_20_Text"><text:s text:c="4"/>created_at = models.DateTimeField(auto_now_add=True)</text:p>
        <text:p text:style-name="Preformatted_20_Text"><text:s text:c="4"/>updated_at = models.DateTimeField(auto_now=True)</text:p>
        <text:p text:style-name="Preformatted_20_Text"><text:s text:c="4"/>class Meta:</text:p>
        <text:p text:style-name="Preformatted_20_Text"><text:s text:c="8"/>ordering = ["data_scadenza", "titolo"]</text:p>
        <text:p text:style-name="Preformatted_20_Text"><text:s text:c="4"/>def __str__(self):</text:p>
        <text:p text:style-name="Preformatted_20_Text"><text:s text:c="8"/>return self.titolo</text:p>
        <text:p text:style-name="Preformatted_20_Text"><text:s text:c="4"/>@property</text:p>
        <text:p text:style-name="Preformatted_20_Text"><text:s text:c="4"/>def giorni_alla_scadenza(self):</text:p>
        <text:p text:style-name="Preformatted_20_Text"><text:s text:c="8"/>if not self.data_scadenza:</text:p>
        <text:p text:style-name="Preformatted_20_Text"><text:s text:c="12"/>return None</text:p>
        <text:p text:style-name="Preformatted_20_Text"><text:s text:c="8"/>return (self.data_scadenza - timezone.localdate()).days</text:p>
        <text:p text:style-name="Preformatted_20_Text"><text:s text:c="4"/>@property</text:p>
        <text:p text:style-name="Preformatted_20_Text"><text:s text:c="4"/>def in_ritardo(self):</text:p>
        <text:p text:style-name="Preformatted_20_Text"><text:s text:c="8"/>if not self.data_scadenza or self.stato == self.Stato.FATTO:</text:p>
        <text:p text:style-name="Preformatted_20_Text"><text:s text:c="12"/>return False</text:p>
        <text:p text:style-name="Preformatted_20_Text"><text:s text:c="8"/>return self.data_scadenza &lt; timezone.localdate()</text:p>
      </text:section>
      <text:h text:style-name="Heading_20_3" text:outline-level="3">Perché questa struttura è buona</text:h>
      <text:p text:style-name="Text_20_body"><text:span text:style-name="Source_20_Text">Progetto</text:span> ti dà il “contenitore”.<text:line-break/><text:span text:style-name="Source_20_Text">EdizioneProgetto</text:span> ti permette di avere <text:span text:style-name="Source_20_Text">900fest 2025</text:span>, <text:span text:style-name="Source_20_Text">900fest 2026</text:span>, ecc.<text:line-break/><text:span text:style-name="Source_20_Text">Scadenza</text:span> contiene le singole attività.<text:line-break/><text:span text:style-name="Source_20_Text">responsabili</text:span> è <text:span text:style-name="Source_20_Text">ManyToManyField</text:span>, quindi puoi assegnare una o due persone, o anche più avanti tre. Django supporta ufficialmente sia <text:span text:style-name="Source_20_Text">ForeignKey</text:span> sia <text:span text:style-name="Source_20_Text">ManyToManyField</text:span>, e i campi con <text:span text:style-name="Source_20_Text">choices</text:span> sono il modo standard per stati e priorità. </text:p>
      <text:p text:style-name="Horizontal_20_Line"/>
      <text:h text:style-name="Heading_20_1" text:outline-level="1">8. Admin: <text:span text:style-name="Source_20_Text">core/admin.py</text:span></text:h>
      <text:p text:style-name="Text_20_body">Questo ti permette di usare l’admin come gestionale interno.</text:p>
      <text:section text:style-name="Sect1" text:name="Sezione10">
        <text:p text:style-name="Preformatted_20_Text"><text:bookmark text:name="code-block-viewer9"/>from django.contrib import admin</text:p>
        <text:p text:style-name="Preformatted_20_Text">from .models import Ente, TipoScadenza, Progetto, EdizioneProgetto, Scadenza</text:p>
        <text:p text:style-name="Preformatted_20_Text">@admin.register(Ente)</text:p>
        <text:p text:style-name="Preformatted_20_Text">class EnteAdmin(admin.ModelAdmin):</text:p>
        <text:p text:style-name="Preformatted_20_Text"><text:s text:c="4"/>search_fields = ["nome"]</text:p>
        <text:p text:style-name="Preformatted_20_Text">@admin.register(TipoScadenza)</text:p>
        <text:p text:style-name="Preformatted_20_Text">class TipoScadenzaAdmin(admin.ModelAdmin):</text:p>
        <text:p text:style-name="Preformatted_20_Text"><text:s text:c="4"/>search_fields = ["nome"]</text:p>
        <text:p text:style-name="Preformatted_20_Text">@admin.register(Progetto)</text:p>
        <text:p text:style-name="Preformatted_20_Text">class ProgettoAdmin(admin.ModelAdmin):</text:p>
        <text:p text:style-name="Preformatted_20_Text"><text:s text:c="4"/>list_display = ["nome", "ricorrenza"]</text:p>
        <text:p text:style-name="Preformatted_20_Text"><text:s text:c="4"/>list_filter = ["ricorrenza"]</text:p>
        <text:p text:style-name="Preformatted_20_Text"><text:s text:c="4"/>search_fields = ["nome", "descrizione"]</text:p>
        <text:p text:style-name="Preformatted_20_Text">@admin.register(EdizioneProgetto)</text:p>
        <text:p text:style-name="Preformatted_20_Text">class EdizioneProgettoAdmin(admin.ModelAdmin):</text:p>
        <text:p text:style-name="Preformatted_20_Text"><text:s text:c="4"/>list_display = ["__str__", "progetto", "anno", "una_tantum"]</text:p>
        <text:p text:style-name="Preformatted_20_Text"><text:s text:c="4"/>list_filter = ["una_tantum", "progetto"]</text:p>
        <text:p text:style-name="Preformatted_20_Text"><text:s text:c="4"/>search_fields = ["titolo", "progetto__nome"]</text:p>
        <text:p text:style-name="Preformatted_20_Text">@admin.register(Scadenza)</text:p>
        <text:p text:style-name="Preformatted_20_Text">class ScadenzaAdmin(admin.ModelAdmin):</text:p>
        <text:p text:style-name="Preformatted_20_Text"><text:s text:c="4"/>list_display = [</text:p>
        <text:p text:style-name="Preformatted_20_Text"><text:s text:c="8"/>"titolo",</text:p>
        <text:p text:style-name="Preformatted_20_Text"><text:s text:c="8"/>"edizione",</text:p>
        <text:p text:style-name="Preformatted_20_Text"><text:s text:c="8"/>"ente",</text:p>
        <text:p text:style-name="Preformatted_20_Text"><text:s text:c="8"/>"tipo",</text:p>
        <text:p text:style-name="Preformatted_20_Text"><text:soft-page-break/><text:s text:c="8"/>"stato",</text:p>
        <text:p text:style-name="Preformatted_20_Text"><text:s text:c="8"/>"priorita",</text:p>
        <text:p text:style-name="Preformatted_20_Text"><text:s text:c="8"/>"data_avvio",</text:p>
        <text:p text:style-name="Preformatted_20_Text"><text:s text:c="8"/>"data_scadenza",</text:p>
        <text:p text:style-name="Preformatted_20_Text"><text:s text:c="8"/>"data_conclusione",</text:p>
        <text:p text:style-name="Preformatted_20_Text"><text:s text:c="8"/>"giorni_alla_scadenza_admin",</text:p>
        <text:p text:style-name="Preformatted_20_Text"><text:s text:c="4"/>]</text:p>
        <text:p text:style-name="Preformatted_20_Text"><text:s text:c="4"/>list_filter = [</text:p>
        <text:p text:style-name="Preformatted_20_Text"><text:s text:c="8"/>"stato",</text:p>
        <text:p text:style-name="Preformatted_20_Text"><text:s text:c="8"/>"priorita",</text:p>
        <text:p text:style-name="Preformatted_20_Text"><text:s text:c="8"/>"ente",</text:p>
        <text:p text:style-name="Preformatted_20_Text"><text:s text:c="8"/>"tipo",</text:p>
        <text:p text:style-name="Preformatted_20_Text"><text:s text:c="8"/>"edizione__progetto",</text:p>
        <text:p text:style-name="Preformatted_20_Text"><text:s text:c="4"/>]</text:p>
        <text:p text:style-name="Preformatted_20_Text"><text:s text:c="4"/>search_fields = [</text:p>
        <text:p text:style-name="Preformatted_20_Text"><text:s text:c="8"/>"titolo",</text:p>
        <text:p text:style-name="Preformatted_20_Text"><text:s text:c="8"/>"descrizione",</text:p>
        <text:p text:style-name="Preformatted_20_Text"><text:s text:c="8"/>"note",</text:p>
        <text:p text:style-name="Preformatted_20_Text"><text:s text:c="8"/>"edizione__progetto__nome",</text:p>
        <text:p text:style-name="Preformatted_20_Text"><text:s text:c="8"/>"edizione__titolo",</text:p>
        <text:p text:style-name="Preformatted_20_Text"><text:s text:c="4"/>]</text:p>
        <text:p text:style-name="Preformatted_20_Text"><text:s text:c="4"/>filter_horizontal = ["responsabili"]</text:p>
        <text:p text:style-name="Preformatted_20_Text"><text:s text:c="4"/>autocomplete_fields = ["ente", "tipo", "edizione"]</text:p>
        <text:p text:style-name="Preformatted_20_Text"><text:s text:c="4"/>date_hierarchy = "data_scadenza"</text:p>
        <text:p text:style-name="Preformatted_20_Text"><text:s text:c="4"/>def giorni_alla_scadenza_admin(self, obj):</text:p>
        <text:p text:style-name="Preformatted_20_Text"><text:s text:c="8"/>return obj.giorni_alla_scadenza</text:p>
        <text:p text:style-name="Preformatted_20_Text"><text:s text:c="4"/>giorni_alla_scadenza_admin.short_description = "Giorni alla scadenza"</text:p>
      </text:section>
      <text:p text:style-name="Text_20_body">L’admin Django supporta <text:span text:style-name="Source_20_Text">list_display</text:span>, <text:span text:style-name="Source_20_Text">list_filter</text:span>, <text:span text:style-name="Source_20_Text">search_fields</text:span>, <text:span text:style-name="Source_20_Text">autocomplete_fields</text:span>, <text:span text:style-name="Source_20_Text">date_hierarchy</text:span> e campi molti-a-molti gestibili con widget dedicati. </text:p>
      <text:p text:style-name="Horizontal_20_Line"/>
      <text:h text:style-name="Heading_20_1" text:outline-level="1">9. Migrazioni</text:h>
      <text:section text:style-name="Sect1" text:name="Sezione11">
        <text:p text:style-name="Preformatted_20_Text"><text:bookmark text:name="code-block-viewer10"/>python manage.py makemigrations</text:p>
        <text:p text:style-name="Preformatted_20_Text">python manage.py migrate</text:p>
        <text:p text:style-name="Preformatted_20_Text">python manage.py createsuperuser</text:p>
      </text:section>
      <text:p text:style-name="Horizontal_20_Line"/>
      <text:h text:style-name="Heading_20_1" text:outline-level="1"><text:soft-page-break/>10. URL principali</text:h>
      <text:h text:style-name="Heading_20_2" text:outline-level="2"><text:span text:style-name="Source_20_Text">scadenziario/urls.py</text:span></text:h>
      <text:section text:style-name="Sect1" text:name="Sezione12">
        <text:p text:style-name="Preformatted_20_Text"><text:bookmark text:name="code-block-viewer11"/>from django.contrib import admin</text:p>
        <text:p text:style-name="Preformatted_20_Text">from django.urls import path, include</text:p>
        <text:p text:style-name="Preformatted_20_Text">urlpatterns = [</text:p>
        <text:p text:style-name="Preformatted_20_Text"><text:s text:c="4"/>path("admin/", admin.site.urls),</text:p>
        <text:p text:style-name="Preformatted_20_Text"><text:s text:c="4"/>path("", include("core.urls")),</text:p>
        <text:p text:style-name="Preformatted_20_Text">]</text:p>
      </text:section>
      <text:h text:style-name="Heading_20_2" text:outline-level="2"><text:span text:style-name="Source_20_Text">core/urls.py</text:span></text:h>
      <text:section text:style-name="Sect1" text:name="Sezione13">
        <text:p text:style-name="Preformatted_20_Text"><text:bookmark text:name="code-block-viewer12"/>from django.urls import path</text:p>
        <text:p text:style-name="Preformatted_20_Text">from .views import DashboardView, ScadenzaListView</text:p>
        <text:p text:style-name="Preformatted_20_Text">urlpatterns = [</text:p>
        <text:p text:style-name="Preformatted_20_Text"><text:s text:c="4"/>path("", DashboardView.as_view(), name="dashboard"),</text:p>
        <text:p text:style-name="Preformatted_20_Text"><text:s text:c="4"/>path("scadenze/", ScadenzaListView.as_view(), name="scadenza_list"),</text:p>
        <text:p text:style-name="Preformatted_20_Text">]</text:p>
      </text:section>
      <text:p text:style-name="Horizontal_20_Line"/>
      <text:h text:style-name="Heading_20_1" text:outline-level="1">11. Le viste: <text:span text:style-name="Source_20_Text">core/views.py</text:span></text:h>
      <text:section text:style-name="Sect1" text:name="Sezione14">
        <text:p text:style-name="Preformatted_20_Text"><text:bookmark text:name="code-block-viewer13"/>from datetime import timedelta</text:p>
        <text:p text:style-name="Preformatted_20_Text">from django.contrib.auth.mixins import LoginRequiredMixin</text:p>
        <text:p text:style-name="Preformatted_20_Text">from django.views.generic import TemplateView, ListView</text:p>
        <text:p text:style-name="Preformatted_20_Text">from django.utils import timezone</text:p>
        <text:p text:style-name="Preformatted_20_Text">from .models import Scadenza, Ente, TipoScadenza</text:p>
        <text:p text:style-name="Preformatted_20_Text">class DashboardView(LoginRequiredMixin, TemplateView):</text:p>
        <text:p text:style-name="Preformatted_20_Text"><text:s text:c="4"/>template_name = "core/dashboard.html"</text:p>
        <text:p text:style-name="Preformatted_20_Text"><text:s text:c="4"/>def get_context_data(self, **kwargs):</text:p>
        <text:p text:style-name="Preformatted_20_Text"><text:s text:c="8"/>ctx = super().get_context_data(**kwargs)</text:p>
        <text:p text:style-name="Preformatted_20_Text"><text:s text:c="8"/>today = timezone.localdate()</text:p>
        <text:p text:style-name="Preformatted_20_Text"><text:s text:c="8"/>next_7 = today + timedelta(days=7)</text:p>
        <text:p text:style-name="Preformatted_20_Text"><text:s text:c="8"/>qs = Scadenza.objects.select_related(</text:p>
        <text:p text:style-name="Preformatted_20_Text"><text:s text:c="12"/>"edizione",</text:p>
        <text:p text:style-name="Preformatted_20_Text"><text:s text:c="12"/>"edizione__progetto",</text:p>
        <text:p text:style-name="Preformatted_20_Text"><text:s text:c="12"/>"ente",</text:p>
        <text:p text:style-name="Preformatted_20_Text"><text:s text:c="12"/>"tipo",</text:p>
        <text:p text:style-name="Preformatted_20_Text"><text:s text:c="8"/>).prefetch_related("responsabili")</text:p>
        <text:p text:style-name="Preformatted_20_Text"><text:s text:c="8"/>ctx["totale"] = qs.count()</text:p>
        <text:p text:style-name="Preformatted_20_Text"><text:s text:c="8"/>ctx["completate"] = qs.filter(stato=Scadenza.Stato.FATTO).count()</text:p>
        <text:p text:style-name="Preformatted_20_Text"><text:s text:c="8"/>ctx["in_ritardo"] = qs.filter(</text:p>
        <text:p text:style-name="Preformatted_20_Text"><text:s text:c="12"/>data_scadenza__lt=today</text:p>
        <text:p text:style-name="Preformatted_20_Text"><text:s text:c="8"/>).exclude(stato=Scadenza.Stato.FATTO).count()</text:p>
        <text:p text:style-name="Preformatted_20_Text"><text:s text:c="8"/>ctx["in_scadenza"] = qs.filter(</text:p>
        <text:p text:style-name="Preformatted_20_Text"><text:s text:c="12"/>data_scadenza__gte=today,</text:p>
        <text:p text:style-name="Preformatted_20_Text"><text:s text:c="12"/>data_scadenza__lte=next_7</text:p>
        <text:p text:style-name="Preformatted_20_Text"><text:s text:c="8"/>).exclude(stato=Scadenza.Stato.FATTO).count()</text:p>
        <text:p text:style-name="Preformatted_20_Text"><text:s text:c="8"/>ctx["urgenti"] = qs.exclude(</text:p>
        <text:p text:style-name="Preformatted_20_Text"><text:s text:c="12"/>stato=Scadenza.Stato.FATTO</text:p>
        <text:p text:style-name="Preformatted_20_Text"><text:s text:c="8"/>).filter(</text:p>
        <text:p text:style-name="Preformatted_20_Text"><text:s text:c="12"/>data_scadenza__isnull=False</text:p>
        <text:p text:style-name="Preformatted_20_Text"><text:s text:c="8"/>).order_by("data_scadenza")[:10]</text:p>
        <text:p text:style-name="Preformatted_20_Text"><text:s text:c="8"/>return ctx</text:p>
        <text:p text:style-name="Preformatted_20_Text">class ScadenzaListView(LoginRequiredMixin, ListView):</text:p>
        <text:p text:style-name="Preformatted_20_Text"><text:s text:c="4"/>model = Scadenza</text:p>
        <text:p text:style-name="Preformatted_20_Text"><text:s text:c="4"/>template_name = "core/scadenza_list.html"</text:p>
        <text:p text:style-name="Preformatted_20_Text"><text:s text:c="4"/>context_object_name = "scadenze"</text:p>
        <text:p text:style-name="Preformatted_20_Text"><text:soft-page-break/><text:s text:c="4"/>paginate_by = 25</text:p>
        <text:p text:style-name="Preformatted_20_Text"><text:s text:c="4"/>def get_queryset(self):</text:p>
        <text:p text:style-name="Preformatted_20_Text"><text:s text:c="8"/>qs = Scadenza.objects.select_related(</text:p>
        <text:p text:style-name="Preformatted_20_Text"><text:s text:c="12"/>"edizione",</text:p>
        <text:p text:style-name="Preformatted_20_Text"><text:s text:c="12"/>"edizione__progetto",</text:p>
        <text:p text:style-name="Preformatted_20_Text"><text:s text:c="12"/>"ente",</text:p>
        <text:p text:style-name="Preformatted_20_Text"><text:s text:c="12"/>"tipo",</text:p>
        <text:p text:style-name="Preformatted_20_Text"><text:s text:c="8"/>).prefetch_related("responsabili")</text:p>
        <text:p text:style-name="Preformatted_20_Text"><text:s text:c="8"/>stato = self.request.GET.get("stato")</text:p>
        <text:p text:style-name="Preformatted_20_Text"><text:s text:c="8"/>ente = self.request.GET.get("ente")</text:p>
        <text:p text:style-name="Preformatted_20_Text"><text:s text:c="8"/>tipo = self.request.GET.get("tipo")</text:p>
        <text:p text:style-name="Preformatted_20_Text"><text:s text:c="8"/>progetto = self.request.GET.get("progetto")</text:p>
        <text:p text:style-name="Preformatted_20_Text"><text:s text:c="8"/>anno = self.request.GET.get("anno")</text:p>
        <text:p text:style-name="Preformatted_20_Text"><text:s text:c="8"/>if stato:</text:p>
        <text:p text:style-name="Preformatted_20_Text"><text:s text:c="12"/>qs = qs.filter(stato=stato)</text:p>
        <text:p text:style-name="Preformatted_20_Text"><text:s text:c="8"/>if ente:</text:p>
        <text:p text:style-name="Preformatted_20_Text"><text:s text:c="12"/>qs = qs.filter(ente_id=ente)</text:p>
        <text:p text:style-name="Preformatted_20_Text"><text:s text:c="8"/>if tipo:</text:p>
        <text:p text:style-name="Preformatted_20_Text"><text:s text:c="12"/>qs = qs.filter(tipo_id=tipo)</text:p>
        <text:p text:style-name="Preformatted_20_Text"><text:s text:c="8"/>if progetto:</text:p>
        <text:p text:style-name="Preformatted_20_Text"><text:s text:c="12"/>qs = qs.filter(edizione__progetto_id=progetto)</text:p>
        <text:p text:style-name="Preformatted_20_Text"><text:s text:c="8"/>if anno:</text:p>
        <text:p text:style-name="Preformatted_20_Text"><text:s text:c="12"/>qs = qs.filter(edizione__anno=anno)</text:p>
        <text:p text:style-name="Preformatted_20_Text"><text:s text:c="8"/>return qs.order_by("data_scadenza", "titolo")</text:p>
        <text:p text:style-name="Preformatted_20_Text"><text:s text:c="4"/>def get_context_data(self, **kwargs):</text:p>
        <text:p text:style-name="Preformatted_20_Text"><text:s text:c="8"/>ctx = super().get_context_data(**kwargs)</text:p>
        <text:p text:style-name="Preformatted_20_Text"><text:s text:c="8"/>ctx["enti"] = Ente.objects.all()</text:p>
        <text:p text:style-name="Preformatted_20_Text"><text:s text:c="8"/>ctx["tipi"] = TipoScadenza.objects.all()</text:p>
        <text:p text:style-name="Preformatted_20_Text"><text:s text:c="8"/>return ctx</text:p>
      </text:section>
      <text:p text:style-name="Text_20_body">Django supporta bene le class-based views come <text:span text:style-name="Source_20_Text">TemplateView</text:span> e <text:span text:style-name="Source_20_Text">ListView</text:span> per costruire dashboard e liste filtrate. </text:p>
      <text:p text:style-name="Horizontal_20_Line"/>
      <text:h text:style-name="Heading_20_1" text:outline-level="1">12. Template base</text:h>
      <text:h text:style-name="Heading_20_2" text:outline-level="2"><text:span text:style-name="Source_20_Text">templates/core/base.html</text:span></text:h>
      <text:section text:style-name="Sect1" text:name="Sezione15">
        <text:p text:style-name="Preformatted_20_Text"><text:bookmark text:name="code-block-viewer14"/>&lt;!doctype html&gt;</text:p>
        <text:p text:style-name="Preformatted_20_Text">&lt;html lang="it"&gt;</text:p>
        <text:p text:style-name="Preformatted_20_Text">&lt;head&gt;</text:p>
        <text:p text:style-name="Preformatted_20_Text"><text:s text:c="4"/>&lt;meta charset="utf-8"&gt;</text:p>
        <text:p text:style-name="Preformatted_20_Text"><text:s text:c="4"/>&lt;title&gt;Scadenziario&lt;/title&gt;</text:p>
        <text:p text:style-name="Preformatted_20_Text"><text:s text:c="4"/>&lt;meta name="viewport" content="width=device-width, initial-scale=1"&gt;</text:p>
        <text:p text:style-name="Preformatted_20_Text"><text:s text:c="4"/>&lt;style&gt;</text:p>
        <text:p text:style-name="Preformatted_20_Text"><text:s text:c="8"/>body { font-family: Arial, sans-serif; margin: 0; background: #f5f7fa; }</text:p>
        <text:p text:style-name="Preformatted_20_Text"><text:s text:c="8"/>header { background: #1f4e78; color: white; padding: 16px 24px; }</text:p>
        <text:p text:style-name="Preformatted_20_Text"><text:s text:c="8"/>nav a { color: white; margin-right: 16px; text-decoration: none; }</text:p>
        <text:p text:style-name="Preformatted_20_Text"><text:s text:c="8"/>.container { max-width: 1200px; margin: 24px auto; padding: 0 16px; }</text:p>
        <text:p text:style-name="Preformatted_20_Text"><text:s text:c="8"/>.cards { display: grid; grid-template-columns: repeat(4, 1fr); gap: 16px; margin-bottom: 24px; }</text:p>
        <text:p text:style-name="Preformatted_20_Text"><text:s text:c="8"/>.card { background: white; padding: 16px; border-radius: 8px; box-shadow: 0 1px 4px rgba(0,0,0,.1); }</text:p>
        <text:p text:style-name="Preformatted_20_Text"><text:s text:c="8"/>table { width: 100%; border-collapse: collapse; background: white; }</text:p>
        <text:p text:style-name="Preformatted_20_Text"><text:s text:c="8"/>th, td { padding: 10px; border: 1px solid #ddd; text-align: left; vertical-align: top; }</text:p>
        <text:p text:style-name="Preformatted_20_Text"><text:s text:c="8"/>th { background: #eef3f8; }</text:p>
        <text:p text:style-name="Preformatted_20_Text"><text:s text:c="8"/>.badge { padding: 4px 8px; border-radius: 6px; font-size: 12px; }</text:p>
        <text:p text:style-name="Preformatted_20_Text"><text:s text:c="8"/>.rosso { background: #f8d7da; }</text:p>
        <text:p text:style-name="Preformatted_20_Text"><text:s text:c="8"/>.giallo { background: #fff3cd; }</text:p>
        <text:p text:style-name="Preformatted_20_Text"><text:soft-page-break/><text:s text:c="8"/>.verde { background: #d1e7dd; }</text:p>
        <text:p text:style-name="Preformatted_20_Text"><text:s text:c="8"/>form.filtri { display: flex; gap: 12px; flex-wrap: wrap; margin-bottom: 16px; }</text:p>
        <text:p text:style-name="Preformatted_20_Text"><text:s text:c="8"/>input, select, button { padding: 8px; }</text:p>
        <text:p text:style-name="Preformatted_20_Text"><text:s text:c="4"/>&lt;/style&gt;</text:p>
        <text:p text:style-name="Preformatted_20_Text">&lt;/head&gt;</text:p>
        <text:p text:style-name="Preformatted_20_Text">&lt;body&gt;</text:p>
        <text:p text:style-name="Preformatted_20_Text">&lt;header&gt;</text:p>
        <text:p text:style-name="Preformatted_20_Text"><text:s text:c="4"/>&lt;h1&gt;Scadenziario&lt;/h1&gt;</text:p>
        <text:p text:style-name="Preformatted_20_Text"><text:s text:c="4"/>&lt;nav&gt;</text:p>
        <text:p text:style-name="Preformatted_20_Text"><text:s text:c="8"/>&lt;a href="/"&gt;Dashboard&lt;/a&gt;</text:p>
        <text:p text:style-name="Preformatted_20_Text"><text:s text:c="8"/>&lt;a href="/scadenze/"&gt;Scadenze&lt;/a&gt;</text:p>
        <text:p text:style-name="Preformatted_20_Text"><text:s text:c="8"/>&lt;a href="/admin/"&gt;Admin&lt;/a&gt;</text:p>
        <text:p text:style-name="Preformatted_20_Text"><text:s text:c="4"/>&lt;/nav&gt;</text:p>
        <text:p text:style-name="Preformatted_20_Text">&lt;/header&gt;</text:p>
        <text:p text:style-name="Preformatted_20_Text">&lt;div class="container"&gt;</text:p>
        <text:p text:style-name="Preformatted_20_Text"><text:s text:c="4"/>{% block content %}{% endblock %}</text:p>
        <text:p text:style-name="Preformatted_20_Text">&lt;/div&gt;</text:p>
        <text:p text:style-name="Preformatted_20_Text">&lt;/body&gt;</text:p>
        <text:p text:style-name="Preformatted_20_Text">&lt;/html&gt;</text:p>
      </text:section>
      <text:h text:style-name="Heading_20_2" text:outline-level="2"><text:span text:style-name="Source_20_Text">templates/core/dashboard.html</text:span></text:h>
      <text:section text:style-name="Sect1" text:name="Sezione16">
        <text:p text:style-name="Preformatted_20_Text"><text:bookmark text:name="code-block-viewer15"/>{% extends "core/base.html" %}</text:p>
        <text:p text:style-name="Preformatted_20_Text">{% block content %}</text:p>
        <text:p text:style-name="Preformatted_20_Text">&lt;h2&gt;Dashboard&lt;/h2&gt;</text:p>
        <text:p text:style-name="Preformatted_20_Text">&lt;div class="cards"&gt;</text:p>
        <text:p text:style-name="Preformatted_20_Text"><text:s text:c="4"/>&lt;div class="card"&gt;</text:p>
        <text:p text:style-name="Preformatted_20_Text"><text:s text:c="8"/>&lt;strong&gt;Totale attività&lt;/strong&gt;</text:p>
        <text:p text:style-name="Preformatted_20_Text"><text:s text:c="8"/>&lt;div&gt;{{ totale }}&lt;/div&gt;</text:p>
        <text:p text:style-name="Preformatted_20_Text"><text:s text:c="4"/>&lt;/div&gt;</text:p>
        <text:p text:style-name="Preformatted_20_Text"><text:s text:c="4"/>&lt;div class="card"&gt;</text:p>
        <text:p text:style-name="Preformatted_20_Text"><text:s text:c="8"/>&lt;strong&gt;Completate&lt;/strong&gt;</text:p>
        <text:p text:style-name="Preformatted_20_Text"><text:s text:c="8"/>&lt;div&gt;{{ completate }}&lt;/div&gt;</text:p>
        <text:p text:style-name="Preformatted_20_Text"><text:s text:c="4"/>&lt;/div&gt;</text:p>
        <text:p text:style-name="Preformatted_20_Text"><text:s text:c="4"/>&lt;div class="card"&gt;</text:p>
        <text:p text:style-name="Preformatted_20_Text"><text:s text:c="8"/>&lt;strong&gt;In ritardo&lt;/strong&gt;</text:p>
        <text:p text:style-name="Preformatted_20_Text"><text:s text:c="8"/>&lt;div&gt;{{ in_ritardo }}&lt;/div&gt;</text:p>
        <text:p text:style-name="Preformatted_20_Text"><text:s text:c="4"/>&lt;/div&gt;</text:p>
        <text:p text:style-name="Preformatted_20_Text"><text:s text:c="4"/>&lt;div class="card"&gt;</text:p>
        <text:p text:style-name="Preformatted_20_Text"><text:s text:c="8"/>&lt;strong&gt;In scadenza (7 giorni)&lt;/strong&gt;</text:p>
        <text:p text:style-name="Preformatted_20_Text"><text:s text:c="8"/>&lt;div&gt;{{ in_scadenza }}&lt;/div&gt;</text:p>
        <text:p text:style-name="Preformatted_20_Text"><text:s text:c="4"/>&lt;/div&gt;</text:p>
        <text:p text:style-name="Preformatted_20_Text">&lt;/div&gt;</text:p>
        <text:p text:style-name="Preformatted_20_Text">&lt;div class="card"&gt;</text:p>
        <text:p text:style-name="Preformatted_20_Text"><text:s text:c="4"/>&lt;h3&gt;Scadenze urgenti&lt;/h3&gt;</text:p>
        <text:p text:style-name="Preformatted_20_Text"><text:s text:c="4"/>&lt;table&gt;</text:p>
        <text:p text:style-name="Preformatted_20_Text"><text:s text:c="8"/>&lt;tr&gt;</text:p>
        <text:p text:style-name="Preformatted_20_Text"><text:s text:c="12"/>&lt;th&gt;Titolo&lt;/th&gt;</text:p>
        <text:p text:style-name="Preformatted_20_Text"><text:s text:c="12"/>&lt;th&gt;Progetto&lt;/th&gt;</text:p>
        <text:p text:style-name="Preformatted_20_Text"><text:s text:c="12"/>&lt;th&gt;Stato&lt;/th&gt;</text:p>
        <text:p text:style-name="Preformatted_20_Text"><text:s text:c="12"/>&lt;th&gt;Scadenza&lt;/th&gt;</text:p>
        <text:p text:style-name="Preformatted_20_Text"><text:s text:c="12"/>&lt;th&gt;Giorni&lt;/th&gt;</text:p>
        <text:p text:style-name="Preformatted_20_Text"><text:s text:c="8"/>&lt;/tr&gt;</text:p>
        <text:p text:style-name="Preformatted_20_Text"><text:s text:c="8"/>{% for s in urgenti %}</text:p>
        <text:p text:style-name="Preformatted_20_Text"><text:s text:c="8"/>&lt;tr&gt;</text:p>
        <text:p text:style-name="Preformatted_20_Text"><text:s text:c="12"/>&lt;td&gt;{{ s.titolo }}&lt;/td&gt;</text:p>
        <text:p text:style-name="Preformatted_20_Text"><text:s text:c="12"/>&lt;td&gt;{{ s.edizione }}&lt;/td&gt;</text:p>
        <text:p text:style-name="Preformatted_20_Text"><text:s text:c="12"/>&lt;td&gt;{{ s.get_stato_display }}&lt;/td&gt;</text:p>
        <text:p text:style-name="Preformatted_20_Text"><text:s text:c="12"/>&lt;td&gt;{{ s.data_scadenza|date:"d/m/Y" }}&lt;/td&gt;</text:p>
        <text:p text:style-name="Preformatted_20_Text"><text:s text:c="12"/>&lt;td&gt;{{ s.giorni_alla_scadenza }}&lt;/td&gt;</text:p>
        <text:p text:style-name="Preformatted_20_Text"><text:s text:c="8"/>&lt;/tr&gt;</text:p>
        <text:p text:style-name="Preformatted_20_Text"><text:s text:c="8"/>{% empty %}</text:p>
        <text:p text:style-name="Preformatted_20_Text"><text:soft-page-break/><text:s text:c="8"/>&lt;tr&gt;</text:p>
        <text:p text:style-name="Preformatted_20_Text"><text:s text:c="12"/>&lt;td colspan="5"&gt;Nessuna scadenza urgente.&lt;/td&gt;</text:p>
        <text:p text:style-name="Preformatted_20_Text"><text:s text:c="8"/>&lt;/tr&gt;</text:p>
        <text:p text:style-name="Preformatted_20_Text"><text:s text:c="8"/>{% endfor %}</text:p>
        <text:p text:style-name="Preformatted_20_Text"><text:s text:c="4"/>&lt;/table&gt;</text:p>
        <text:p text:style-name="Preformatted_20_Text">&lt;/div&gt;</text:p>
        <text:p text:style-name="Preformatted_20_Text">{% endblock %}</text:p>
      </text:section>
      <text:h text:style-name="Heading_20_2" text:outline-level="2"><text:span text:style-name="Source_20_Text">templates/core/scadenza_list.html</text:span></text:h>
      <text:section text:style-name="Sect1" text:name="Sezione17">
        <text:p text:style-name="Preformatted_20_Text"><text:bookmark text:name="code-block-viewer16"/>{% extends "core/base.html" %}</text:p>
        <text:p text:style-name="Preformatted_20_Text">{% block content %}</text:p>
        <text:p text:style-name="Preformatted_20_Text">&lt;h2&gt;Scadenze&lt;/h2&gt;</text:p>
        <text:p text:style-name="Preformatted_20_Text">&lt;form method="get" class="filtri"&gt;</text:p>
        <text:p text:style-name="Preformatted_20_Text"><text:s text:c="4"/>&lt;select name="stato"&gt;</text:p>
        <text:p text:style-name="Preformatted_20_Text"><text:s text:c="8"/>&lt;option value=""&gt;Tutti gli stati&lt;/option&gt;</text:p>
        <text:p text:style-name="Preformatted_20_Text"><text:s text:c="8"/>&lt;option value="da_fare"&gt;Da fare&lt;/option&gt;</text:p>
        <text:p text:style-name="Preformatted_20_Text"><text:s text:c="8"/>&lt;option value="in_corso"&gt;In corso&lt;/option&gt;</text:p>
        <text:p text:style-name="Preformatted_20_Text"><text:s text:c="8"/>&lt;option value="fatto"&gt;Fatto&lt;/option&gt;</text:p>
        <text:p text:style-name="Preformatted_20_Text"><text:s text:c="8"/>&lt;option value="in_attesa"&gt;In attesa&lt;/option&gt;</text:p>
        <text:p text:style-name="Preformatted_20_Text"><text:s text:c="8"/>&lt;option value="da_chiarire"&gt;Da chiarire&lt;/option&gt;</text:p>
        <text:p text:style-name="Preformatted_20_Text"><text:s text:c="4"/>&lt;/select&gt;</text:p>
        <text:p text:style-name="Preformatted_20_Text"><text:s text:c="4"/>&lt;select name="ente"&gt;</text:p>
        <text:p text:style-name="Preformatted_20_Text"><text:s text:c="8"/>&lt;option value=""&gt;Tutti gli enti&lt;/option&gt;</text:p>
        <text:p text:style-name="Preformatted_20_Text"><text:s text:c="8"/>{% for ente in enti %}</text:p>
        <text:p text:style-name="Preformatted_20_Text"><text:s text:c="8"/>&lt;option value="{{ ente.id }}"&gt;{{ ente.nome }}&lt;/option&gt;</text:p>
        <text:p text:style-name="Preformatted_20_Text"><text:s text:c="8"/>{% endfor %}</text:p>
        <text:p text:style-name="Preformatted_20_Text"><text:s text:c="4"/>&lt;/select&gt;</text:p>
        <text:p text:style-name="Preformatted_20_Text"><text:s text:c="4"/>&lt;select name="tipo"&gt;</text:p>
        <text:p text:style-name="Preformatted_20_Text"><text:s text:c="8"/>&lt;option value=""&gt;Tutti i tipi&lt;/option&gt;</text:p>
        <text:p text:style-name="Preformatted_20_Text"><text:s text:c="8"/>{% for tipo in tipi %}</text:p>
        <text:p text:style-name="Preformatted_20_Text"><text:s text:c="8"/>&lt;option value="{{ tipo.id }}"&gt;{{ tipo.nome }}&lt;/option&gt;</text:p>
        <text:p text:style-name="Preformatted_20_Text"><text:s text:c="8"/>{% endfor %}</text:p>
        <text:p text:style-name="Preformatted_20_Text"><text:s text:c="4"/>&lt;/select&gt;</text:p>
        <text:p text:style-name="Preformatted_20_Text"><text:s text:c="4"/>&lt;button type="submit"&gt;Filtra&lt;/button&gt;</text:p>
        <text:p text:style-name="Preformatted_20_Text">&lt;/form&gt;</text:p>
        <text:p text:style-name="Preformatted_20_Text">&lt;table&gt;</text:p>
        <text:p text:style-name="Preformatted_20_Text"><text:s text:c="4"/>&lt;tr&gt;</text:p>
        <text:p text:style-name="Preformatted_20_Text"><text:s text:c="8"/>&lt;th&gt;Titolo&lt;/th&gt;</text:p>
        <text:p text:style-name="Preformatted_20_Text"><text:s text:c="8"/>&lt;th&gt;Edizione&lt;/th&gt;</text:p>
        <text:p text:style-name="Preformatted_20_Text"><text:s text:c="8"/>&lt;th&gt;Ente&lt;/th&gt;</text:p>
        <text:p text:style-name="Preformatted_20_Text"><text:s text:c="8"/>&lt;th&gt;Tipo&lt;/th&gt;</text:p>
        <text:p text:style-name="Preformatted_20_Text"><text:s text:c="8"/>&lt;th&gt;Responsabili&lt;/th&gt;</text:p>
        <text:p text:style-name="Preformatted_20_Text"><text:s text:c="8"/>&lt;th&gt;Stato&lt;/th&gt;</text:p>
        <text:p text:style-name="Preformatted_20_Text"><text:s text:c="8"/>&lt;th&gt;Priorità&lt;/th&gt;</text:p>
        <text:p text:style-name="Preformatted_20_Text"><text:s text:c="8"/>&lt;th&gt;Avvio&lt;/th&gt;</text:p>
        <text:p text:style-name="Preformatted_20_Text"><text:s text:c="8"/>&lt;th&gt;Scadenza&lt;/th&gt;</text:p>
        <text:p text:style-name="Preformatted_20_Text"><text:s text:c="8"/>&lt;th&gt;Conclusione&lt;/th&gt;</text:p>
        <text:p text:style-name="Preformatted_20_Text"><text:s text:c="8"/>&lt;th&gt;Importo&lt;/th&gt;</text:p>
        <text:p text:style-name="Preformatted_20_Text"><text:s text:c="8"/>&lt;th&gt;Giorni&lt;/th&gt;</text:p>
        <text:p text:style-name="Preformatted_20_Text"><text:s text:c="4"/>&lt;/tr&gt;</text:p>
        <text:p text:style-name="Preformatted_20_Text"><text:s text:c="4"/>{% for s in scadenze %}</text:p>
        <text:p text:style-name="Preformatted_20_Text"><text:s text:c="4"/>&lt;tr&gt;</text:p>
        <text:p text:style-name="Preformatted_20_Text"><text:s text:c="8"/>&lt;td&gt;{{ s.titolo }}&lt;/td&gt;</text:p>
        <text:p text:style-name="Preformatted_20_Text"><text:s text:c="8"/>&lt;td&gt;{{ s.edizione }}&lt;/td&gt;</text:p>
        <text:p text:style-name="Preformatted_20_Text"><text:s text:c="8"/>&lt;td&gt;{{ s.ente|default:"—" }}&lt;/td&gt;</text:p>
        <text:p text:style-name="Preformatted_20_Text"><text:s text:c="8"/>&lt;td&gt;{{ s.tipo|default:"—" }}&lt;/td&gt;</text:p>
        <text:p text:style-name="Preformatted_20_Text"><text:s text:c="8"/>&lt;td&gt;</text:p>
        <text:p text:style-name="Preformatted_20_Text"><text:s text:c="12"/>{% for u in s.responsabili.all %}</text:p>
        <text:p text:style-name="Preformatted_20_Text"><text:s text:c="16"/>{{ u.get_full_name|default:u.username }}{% if not forloop.last %}, {% endif %}</text:p>
        <text:p text:style-name="Preformatted_20_Text"><text:s text:c="12"/>{% empty %}</text:p>
        <text:p text:style-name="Preformatted_20_Text"><text:s text:c="16"/>—</text:p>
        <text:p text:style-name="Preformatted_20_Text"><text:soft-page-break/><text:s text:c="12"/>{% endfor %}</text:p>
        <text:p text:style-name="Preformatted_20_Text"><text:s text:c="8"/>&lt;/td&gt;</text:p>
        <text:p text:style-name="Preformatted_20_Text"><text:s text:c="8"/>&lt;td&gt;{{ s.get_stato_display }}&lt;/td&gt;</text:p>
        <text:p text:style-name="Preformatted_20_Text"><text:s text:c="8"/>&lt;td&gt;{{ s.get_priorita_display }}&lt;/td&gt;</text:p>
        <text:p text:style-name="Preformatted_20_Text"><text:s text:c="8"/>&lt;td&gt;{{ s.data_avvio|date:"d/m/Y" }}&lt;/td&gt;</text:p>
        <text:p text:style-name="Preformatted_20_Text"><text:s text:c="8"/>&lt;td&gt;{{ s.data_scadenza|date:"d/m/Y" }}&lt;/td&gt;</text:p>
        <text:p text:style-name="Preformatted_20_Text"><text:s text:c="8"/>&lt;td&gt;{{ s.data_conclusione|date:"d/m/Y" }}&lt;/td&gt;</text:p>
        <text:p text:style-name="Preformatted_20_Text"><text:s text:c="8"/>&lt;td&gt;{{ s.importo|default:"—" }}&lt;/td&gt;</text:p>
        <text:p text:style-name="Preformatted_20_Text"><text:s text:c="8"/>&lt;td&gt;{{ s.giorni_alla_scadenza|default:"—" }}&lt;/td&gt;</text:p>
        <text:p text:style-name="Preformatted_20_Text"><text:s text:c="4"/>&lt;/tr&gt;</text:p>
        <text:p text:style-name="Preformatted_20_Text"><text:s text:c="4"/>{% endfor %}</text:p>
        <text:p text:style-name="Preformatted_20_Text">&lt;/table&gt;</text:p>
        <text:p text:style-name="Preformatted_20_Text">{% endblock %}</text:p>
      </text:section>
      <text:p text:style-name="Horizontal_20_Line"/>
      <text:h text:style-name="Heading_20_1" text:outline-level="1">13. Avvio locale</text:h>
      <text:section text:style-name="Sect1" text:name="Sezione18">
        <text:p text:style-name="Preformatted_20_Text"><text:bookmark text:name="code-block-viewer17"/>python manage.py runserver</text:p>
      </text:section>
      <text:p text:style-name="Text_20_body">Apri:</text:p>
      <text:list xml:id="list4280334515" text:style-name="L4">
        <text:list-item>
          <text:p text:style-name="P28"><text:span text:style-name="Source_20_Text">http://127.0.0.1:8000/admin/</text:span> </text:p>
        </text:list-item>
        <text:list-item>
          <text:p text:style-name="P28"><text:span text:style-name="Source_20_Text">http://127.0.0.1:8000/</text:span> </text:p>
        </text:list-item>
        <text:list-item>
          <text:p text:style-name="P6"><text:span text:style-name="Source_20_Text">http://127.0.0.1:8000/scadenze/</text:span> </text:p>
        </text:list-item>
      </text:list>
      <text:p text:style-name="Horizontal_20_Line"/>
      <text:h text:style-name="Heading_20_1" text:outline-level="1">14. Come inserire i dati la prima volta</text:h>
      <text:p text:style-name="Text_20_body">Nel pannello admin fai questo ordine:</text:p>
      <text:list xml:id="list1043189701" text:style-name="L5">
        <text:list-item>
          <text:p text:style-name="P29">crea gli <text:span text:style-name="Strong_20_Emphasis">utenti</text:span> </text:p>
        </text:list-item>
        <text:list-item>
          <text:p text:style-name="P29">crea gli <text:span text:style-name="Strong_20_Emphasis">enti</text:span> </text:p>
        </text:list-item>
        <text:list-item>
          <text:p text:style-name="P29">crea i <text:span text:style-name="Strong_20_Emphasis">tipi scadenza</text:span> </text:p>
        </text:list-item>
        <text:list-item>
          <text:p text:style-name="P29">crea i <text:span text:style-name="Strong_20_Emphasis">progetti</text:span> </text:p>
        </text:list-item>
        <text:list-item>
          <text:p text:style-name="P29">crea le <text:span text:style-name="Strong_20_Emphasis">edizioni progetto</text:span> </text:p>
        </text:list-item>
        <text:list-item>
          <text:p text:style-name="P7">crea le <text:span text:style-name="Strong_20_Emphasis">scadenze</text:span> </text:p>
        </text:list-item>
      </text:list>
      <text:h text:style-name="Heading_20_3" text:outline-level="3">Esempio pratico</text:h>
      <text:p text:style-name="Text_20_body"><text:span text:style-name="Strong_20_Emphasis">Progetto:</text:span> <text:span text:style-name="Source_20_Text">Convenzione</text:span><text:line-break/><text:span text:style-name="Strong_20_Emphasis">Ricorrenza:</text:span> <text:span text:style-name="Source_20_Text">Annuale</text:span></text:p>
      <text:p text:style-name="Text_20_body"><text:span text:style-name="Strong_20_Emphasis">Edizioni:</text:span></text:p>
      <text:list xml:id="list243156203" text:style-name="L6">
        <text:list-item>
          <text:p text:style-name="P30"><text:span text:style-name="Source_20_Text">Convenzione 2025</text:span> </text:p>
        </text:list-item>
        <text:list-item>
          <text:p text:style-name="P8"><text:span text:style-name="Source_20_Text">Convenzione 2026</text:span> </text:p>
        </text:list-item>
      </text:list>
      <text:p text:style-name="Text_20_body"><text:span text:style-name="Strong_20_Emphasis">Scadenze di Convenzione 2026:</text:span></text:p>
      <text:list xml:id="list3328638280" text:style-name="L7">
        <text:list-item>
          <text:p text:style-name="P31"><text:span text:style-name="Source_20_Text">Presentazione consuntivo</text:span> </text:p>
        </text:list-item>
        <text:list-item>
          <text:p text:style-name="P31"><text:span text:style-name="Source_20_Text">Invio rendicontazione</text:span> </text:p>
        </text:list-item>
        <text:list-item>
          <text:p text:style-name="P9"><text:span text:style-name="Source_20_Text">Pagamento Elisa</text:span> </text:p>
        </text:list-item>
      </text:list>
      <text:p text:style-name="Text_20_body"><text:soft-page-break/>Per un progetto una tantum:<text:line-break/><text:span text:style-name="Strong_20_Emphasis">Progetto:</text:span> <text:span text:style-name="Source_20_Text">Metadatazione Paulucci</text:span><text:line-break/><text:span text:style-name="Strong_20_Emphasis">Ricorrenza:</text:span> <text:span text:style-name="Source_20_Text">Una tantum</text:span><text:line-break/><text:span text:style-name="Strong_20_Emphasis">EdizioneProgetto:</text:span> <text:span text:style-name="Source_20_Text">Metadatazione Paulucci</text:span>, con <text:span text:style-name="Source_20_Text">una_tantum=True</text:span></text:p>
      <text:p text:style-name="Horizontal_20_Line"/>
      <text:h text:style-name="Heading_20_1" text:outline-level="1">15. PostgreSQL in locale</text:h>
      <text:p text:style-name="Text_20_body">Se hai già PostgreSQL installato, crea database e utente. Un esempio classico è:</text:p>
      <text:section text:style-name="Sect1" text:name="Sezione19">
        <text:p text:style-name="Preformatted_20_Text"><text:bookmark text:name="code-block-viewer18"/>CREATE DATABASE scadenziario;</text:p>
        <text:p text:style-name="Preformatted_20_Text">CREATE USER scadenziario_user WITH PASSWORD 'passwordforte';</text:p>
        <text:p text:style-name="Preformatted_20_Text">GRANT ALL PRIVILEGES ON DATABASE scadenziario TO scadenziario_user;</text:p>
      </text:section>
      <text:p text:style-name="Text_20_body">Poi aggiorni <text:span text:style-name="Source_20_Text">.env</text:span>:</text:p>
      <text:section text:style-name="Sect1" text:name="Sezione20">
        <text:p text:style-name="Preformatted_20_Text"><text:bookmark text:name="code-block-viewer19"/>DB_NAME=scadenziario</text:p>
        <text:p text:style-name="Preformatted_20_Text">DB_USER=scadenziario_user</text:p>
        <text:p text:style-name="Preformatted_20_Text">DB_PASSWORD=passwordforte</text:p>
        <text:p text:style-name="Preformatted_20_Text">DB_HOST=localhost</text:p>
        <text:p text:style-name="Preformatted_20_Text">DB_PORT=5432</text:p>
      </text:section>
      <text:p text:style-name="Horizontal_20_Line"/>
      <text:h text:style-name="Heading_20_1" text:outline-level="1">16. Deploy su PythonAnywhere</text:h>
      <text:p text:style-name="Text_20_body">PythonAnywhere ha una guida ufficiale per pubblicare un progetto Django esistente: caricamento codice, virtualenv, configurazione web app manuale, static files e variabili ambiente. Il loro Postgres gestito è disponibile con account a pagamento. </text:p>
      <text:h text:style-name="Heading_20_2" text:outline-level="2">Passi pratici</text:h>
      <text:h text:style-name="Heading_20_3" text:outline-level="3">A. Carica il codice</text:h>
      <text:p text:style-name="Text_20_body">Il modo più comodo è Git.</text:p>
      <text:h text:style-name="Heading_20_3" text:outline-level="3">B. Crea virtualenv su PythonAnywhere</text:h>
      <text:p text:style-name="Text_20_body">Esempio tipico:</text:p>
      <text:section text:style-name="Sect1" text:name="Sezione21">
        <text:p text:style-name="Preformatted_20_Text"><text:bookmark text:name="code-block-viewer20"/>mkvirtualenv --python=/usr/bin/python3.10 scadenziario-venv</text:p>
        <text:p text:style-name="Preformatted_20_Text">pip install -r requirements.txt</text:p>
      </text:section>
      <text:p text:style-name="Text_20_body">PythonAnywhere nella loro guida usa proprio il flusso “virtualenv + install requirements + web app manuale”. </text:p>
      <text:h text:style-name="Heading_20_3" text:outline-level="3">C. Crea la web app</text:h>
      <text:p text:style-name="Text_20_body">Dal pannello <text:span text:style-name="Strong_20_Emphasis">Web</text:span>:</text:p>
      <text:list xml:id="list1025641" text:style-name="L8">
        <text:list-item>
          <text:p text:style-name="P32">Add a new web app </text:p>
        </text:list-item>
        <text:list-item>
          <text:p text:style-name="P32">Manual configuration </text:p>
        </text:list-item>
        <text:list-item>
          <text:p text:style-name="P10">Python 3.x </text:p>
        </text:list-item>
      </text:list>
      <text:h text:style-name="Heading_20_3" text:outline-level="3"><text:soft-page-break/>D. Imposta il file WSGI</text:h>
      <text:p text:style-name="Text_20_body">Nel file WSGI aggiungi il path del progetto e il modulo Django.</text:p>
      <text:h text:style-name="Heading_20_3" text:outline-level="3">E. Metti <text:span text:style-name="Source_20_Text">DEBUG=False</text:span> e <text:span text:style-name="Source_20_Text">ALLOWED_HOSTS</text:span></text:h>
      <text:p text:style-name="Text_20_body">Nel <text:span text:style-name="Source_20_Text">.env</text:span> di produzione:</text:p>
      <text:section text:style-name="Sect1" text:name="Sezione22">
        <text:p text:style-name="Preformatted_20_Text"><text:bookmark text:name="code-block-viewer21"/>DEBUG=False</text:p>
        <text:p text:style-name="Preformatted_20_Text">ALLOWED_HOSTS=tuoutente.pythonanywhere.com</text:p>
      </text:section>
      <text:h text:style-name="Heading_20_3" text:outline-level="3">F. Configura il database</text:h>
      <text:p text:style-name="Text_20_body">Se usi il Postgres di PythonAnywhere, metti le credenziali che loro ti danno nel pannello account/database. PythonAnywhere documenta che i database Postgres esterni non sono accessibili liberamente dall’esterno e che il loro Postgres è protetto da firewall; con account a pagamento puoi usare tunnel SSH per accessi esterni. </text:p>
      <text:h text:style-name="Heading_20_3" text:outline-level="3">G. Migrazioni e static files</text:h>
      <text:p text:style-name="Text_20_body">Da console Bash su PythonAnywhere:</text:p>
      <text:section text:style-name="Sect1" text:name="Sezione23">
        <text:p text:style-name="Preformatted_20_Text"><text:bookmark text:name="code-block-viewer22"/>python manage.py migrate</text:p>
        <text:p text:style-name="Preformatted_20_Text">python manage.py collectstatic</text:p>
        <text:p text:style-name="Preformatted_20_Text">python manage.py createsuperuser</text:p>
      </text:section>
      <text:h text:style-name="Heading_20_3" text:outline-level="3">H. Reload</text:h>
      <text:p text:style-name="Text_20_body">Dal pannello Web fai reload dell’app.</text:p>
      <text:p text:style-name="Horizontal_20_Line"/>
      <text:h text:style-name="Heading_20_1" text:outline-level="1">17. Cose che ti consiglio di aggiungere dopo, non subito</text:h>
      <text:p text:style-name="Text_20_body">Quando questo funziona, i prossimi step utili sono:</text:p>
      <text:list xml:id="list2602479796" text:style-name="L9">
        <text:list-item>
          <text:p text:style-name="P33">filtri anche per anno e progetto </text:p>
        </text:list-item>
        <text:list-item>
          <text:p text:style-name="P33">pagina dettaglio singola scadenza </text:p>
        </text:list-item>
        <text:list-item>
          <text:p text:style-name="P33">form di inserimento fuori dall’admin </text:p>
        </text:list-item>
        <text:list-item>
          <text:p text:style-name="P33">import da CSV/Excel </text:p>
        </text:list-item>
        <text:list-item>
          <text:p text:style-name="P11">notifiche email per scadenze imminenti </text:p>
        </text:list-item>
      </text:list>
      <text:p text:style-name="Horizontal_20_Line"/>
      <text:h text:style-name="Heading_20_1" text:outline-level="1">18. Strategia pratica di lavoro</text:h>
      <text:p text:style-name="Text_20_body">Per non perderti, io farei così:</text:p>
      <text:h text:style-name="Heading_20_3" text:outline-level="3">Giorno 1</text:h>
      <text:list xml:id="list421617493" text:style-name="L10">
        <text:list-item>
          <text:p text:style-name="P34">crea progetto </text:p>
        </text:list-item>
        <text:list-item>
          <text:p text:style-name="P34">copia <text:span text:style-name="Source_20_Text">settings.py</text:span> </text:p>
        </text:list-item>
        <text:list-item>
          <text:p text:style-name="P34">copia <text:span text:style-name="Source_20_Text">models.py</text:span> </text:p>
        </text:list-item>
        <text:list-item>
          <text:p text:style-name="P34"><text:soft-page-break/>fai migrazioni </text:p>
        </text:list-item>
        <text:list-item>
          <text:p text:style-name="P12">crea superuser </text:p>
        </text:list-item>
      </text:list>
      <text:h text:style-name="Heading_20_3" text:outline-level="3">Giorno 2</text:h>
      <text:list xml:id="list4013536999" text:style-name="L11">
        <text:list-item>
          <text:p text:style-name="P35">copia <text:span text:style-name="Source_20_Text">admin.py</text:span> </text:p>
        </text:list-item>
        <text:list-item>
          <text:p text:style-name="P35">inserisci 2 progetti, 2 edizioni e 5 scadenze </text:p>
        </text:list-item>
        <text:list-item>
          <text:p text:style-name="P13">testa admin </text:p>
        </text:list-item>
      </text:list>
      <text:h text:style-name="Heading_20_3" text:outline-level="3">Giorno 3</text:h>
      <text:list xml:id="list427919563" text:style-name="L12">
        <text:list-item>
          <text:p text:style-name="P36">copia <text:span text:style-name="Source_20_Text">views.py</text:span>, <text:span text:style-name="Source_20_Text">urls.py</text:span>, template </text:p>
        </text:list-item>
        <text:list-item>
          <text:p text:style-name="P14">testa dashboard e lista </text:p>
        </text:list-item>
      </text:list>
      <text:h text:style-name="Heading_20_3" text:outline-level="3">Giorno 4</text:h>
      <text:list xml:id="list3362464230" text:style-name="L13">
        <text:list-item>
          <text:p text:style-name="P37">sistema grafica minima </text:p>
        </text:list-item>
        <text:list-item>
          <text:p text:style-name="P15">prepara deploy su PythonAnywhere </text:p>
        </text:list-item>
      </text:list>
      <text:p text:style-name="Horizontal_20_Line"/>
      <text:h text:style-name="Heading_20_1" text:outline-level="1">19. In breve: scelta del modello giusto</text:h>
      <text:p text:style-name="Text_20_body">La parte chiave è questa:</text:p>
      <text:list xml:id="list2029052076" text:style-name="L14">
        <text:list-item>
          <text:p text:style-name="P38"><text:span text:style-name="Source_20_Text">Progetto</text:span> = nome stabile (<text:span text:style-name="Source_20_Text">900fest</text:span>) </text:p>
        </text:list-item>
        <text:list-item>
          <text:p text:style-name="P38"><text:span text:style-name="Source_20_Text">EdizioneProgetto</text:span> = anno (<text:span text:style-name="Source_20_Text">900fest 2026</text:span>) </text:p>
        </text:list-item>
        <text:list-item>
          <text:p text:style-name="P16"><text:span text:style-name="Source_20_Text">Scadenza</text:span> = singolo adempimento (<text:span text:style-name="Source_20_Text">Rendiconto Comune</text:span>, <text:span text:style-name="Source_20_Text">Bilancio</text:span>, <text:span text:style-name="Source_20_Text">Domanda</text:span>) </text:p>
        </text:list-item>
      </text:list>
      <text:p text:style-name="Text_20_body">È il modo più ordinato per gestire ripetizioni annuali e casi una tantum.</text:p>
      <text:p text:style-name="Text_20_body">Se vuoi, nel prossimo messaggio ti preparo il <text:span text:style-name="Strong_20_Emphasis">passo 2</text:span>, cioè:</text:p>
      <text:list xml:id="list441812139" text:style-name="L15">
        <text:list-item>
          <text:p text:style-name="P39">comando iniziale completo </text:p>
        </text:list-item>
        <text:list-item>
          <text:p text:style-name="P39">file già rifiniti </text:p>
        </text:list-item>
        <text:list-item>
          <text:p text:style-name="P17">e soprattutto un <text:span text:style-name="Strong_20_Emphasis">piccolo script per popolare il database con esempi reali presi dalle tue scadenze</text:span>.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6-04-02T13:59:02.954342607</meta:creation-date>
    <dc:date>2026-04-06T22:40:26.488431525</dc:date>
    <meta:editing-duration>PT2H23M46S</meta:editing-duration>
    <meta:editing-cycles>6</meta:editing-cycles>
    <meta:generator>LibreOffice/7.1.8.1$MacOSX_X86_64 LibreOffice_project/e1f30c802c3269a1d052614453f260e49458c82c</meta:generator>
    <meta:document-statistic meta:table-count="0" meta:image-count="0" meta:object-count="0" meta:page-count="16" meta:paragraph-count="688" meta:word-count="2364" meta:character-count="23198" meta:non-whitespace-character-count="18821"/>
  </office:meta>
</office:document-meta>
</file>